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02in"/>
    </style:style>
    <style:style style:name="co2" style:family="table-column">
      <style:table-column-properties fo:break-before="auto" style:column-width="6.2327in"/>
    </style:style>
    <style:style style:name="co3" style:family="table-column">
      <style:table-column-properties fo:break-before="auto" style:column-width="1.6957in"/>
    </style:style>
    <style:style style:name="co4" style:family="table-column">
      <style:table-column-properties fo:break-before="auto" style:column-width="1.6409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4.5256in"/>
    </style:style>
    <style:style style:name="co7" style:family="table-column">
      <style:table-column-properties fo:break-before="auto" style:column-width="3.5126in"/>
    </style:style>
    <style:style style:name="ro1" style:family="table-row">
      <style:table-row-properties style:row-height="0.0209in" fo:break-before="auto" style:use-optimal-row-height="false"/>
    </style:style>
    <style:style style:name="ro2" style:family="table-row">
      <style:table-row-properties style:row-height="0.2189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4374in" fo:break-before="auto" style:use-optimal-row-height="fals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no-wrap" fo:border="0.0138in solid #1a1a1a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9900" style:diagonal-bl-tr="none" style:diagonal-tl-br="none" style:text-align-source="fix" style:repeat-content="false" fo:wrap-option="wrap" fo:border="0.0138in solid #1a1a1a" style:direction="ltr" style:rotation-angle="0" style:rotation-align="none" style:shrink-to-fit="tru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1" style:family="table-cell" style:parent-style-name="Default"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1a1a1a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138in solid #1a1a1a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9"/>
        <table:table-column table:style-name="co4" table:default-cell-style-name="ce9"/>
        <table:table-column table:style-name="co5" table:number-columns-repeated="1020" table:default-cell-style-name="Default"/>
        <table:table-row table:style-name="ro1">
          <table:table-cell/>
          <table:table-cell table:style-name="ce4" office:value-type="string">
            <text:p>G:\Divisao\COI\QUALIS GERAL\Qualis Correcao jul 05\ANAIS\Anais Chancelados Padronizados 21Nov 2006</text:p>
            <text:p/>
          </table:table-cell>
          <table:table-cell table:number-columns-repeated="1022"/>
        </table:table-row>
        <table:table-row table:style-name="ro2">
          <table:table-cell table:style-name="ce1" office:value-type="string">
            <text:p>Área</text:p>
          </table:table-cell>
          <table:table-cell table:style-name="ce5" office:value-type="string">
            <text:p>TÍTULO PADRONIZADO</text:p>
          </table:table-cell>
          <table:table-cell table:style-name="ce1" office:value-type="string">
            <text:p>QUALIDADE</text:p>
          </table:table-cell>
          <table:table-cell table:style-name="ce1" office:value-type="string">
            <text:p>CIRCULAÇÃO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Academy of Marketing Conference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Administrative Sciences Association of Canada Conference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American Marketing Association Summer Educator’s Conference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American Society for Public Administration Conference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Americas Conference on Information Systems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Annual Congress of the European Accounting Association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Annual Global Finance Conference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Annual Meeting of the Academy of International Business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Annual Meeting of the Academy of Management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Annual Meeting of the American Accounting Association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Annual Meeting of the American Political Science Association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Annual Meeting of the American Sociological Association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Annual Meeting of the Decision Sciences Institute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Annual Meeting of the Latin American Studies Association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Asian Pacific Accounting Conference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BALAS Annual Conference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British Academy of Management Annual Conference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Colóquio Internacional sobre Poder Local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Conference of the Association of Collegiate Schools of Planning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Conference of the Association of European Schools of Planning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Conference on New Directions in Management Accounting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Conference on Performance Measurement and Management Control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Congrés International des Sociologues de Langue Française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Congreso Latino-Americano de Investigación de Operaciones y Sistemas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Congress Association Francophono de Gestion des Ressources Humaines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Congresso Anual de Tecnologia da Informação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Congresso Brasileiro &amp; Internacional de Administração Rural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Congresso Brasileiro de Custos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Congresso Brasileiro de Economia e Sociologia Rural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Congresso Brasileiro de Sociologi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Congresso de Contabilidade de Portugal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Congresso do Instituto Franco-Brasileiro de Administração de Empresas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Congresso Internacional de Custos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Congresso Internacional de Gestão de Tecnologia e Sistemas de Informação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Congresso Luso-afro Brasileiro de Ciências Sociais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Congresso USP de Controladoria e Contabilidade.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DRUID Summer Conference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Encontro Brasileiro de Finanças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Encontro da ABCP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Encontro da ANPAD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Encontro da AnPOCS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Encontro de Administração Pública e Governança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Encontro de Estudos em Estratégia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Encontro de Estudos Organizacionais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Encontro de Estudos sobre Empreendedorismo e Gestão de Pequenas Empresas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Encontro de Marketing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Encontro Nacional da ANPUR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Encontro Nacional de Economia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Encontro Nacional de Economia Polític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Encontro Nacional de Engenharia de Produção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Encontro Nacional de Gestão Empresarial e Meio Ambiente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Encontro Nacional de Turismo com Base Local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European Academy of Management Annual Conference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European Group for Organizational Studies Colloquium 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European International Business Academy Annual Conference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European Marketing Academy Conference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Financial Management Association Annual Meeting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Hawaii International Conference on Systems Sciences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Information Resource Management Association International Conference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International Conference of Federation of Operational Research Societies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International Conference of Global Business and Technology Association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International Conference of the Iberoamerican Academy of management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International Conference on Agri-Food Chain/Networks Economics and Management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International Conference on Chain-Management in Agribusiness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International Conference on Industrial Engineering and Engineering Management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International Conference on Information Systems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International Conference on Management of Technology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International Conference on Technology Policy and Innovation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International Congress on Communication and Education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International Eastern Academy of Management Conference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International European Operations Management Association Conference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International Institute of Administrative Sciences Conference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International PENSA Conference on Agri-food Chain/Networks Economics and Management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International Political Science Association World Congress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International Research Conference for Accounting Educators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International Society for Third-Sector Research International Conference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International Western Academy of Management Conference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IPSERA – Annual Conference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ISA World Congress of Sociology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Latin American Meeting of the Econometric Society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Law and Society Annual Meeting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Production and Operations Management Society Conference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Seminário de Pesquisa em Turismo do Mercosul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Seminario Latino-Americano de Gestión Tecnológica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Simpósio de Administração da Produção, Logística e Operações Internacionais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Simpósio de Gestão da Inovação Tecnológica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N</text:p>
          </table:table-cell>
          <table:table-cell table:style-name="ce3"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Simpósio Nacional de Probabilidade e Estatístic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Southern Management Association Annual Meeting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Standing Conference on Organizational Symbolism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Strategic Management Society Conference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The International Academy of e-Business Annual Conference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The R &amp; D Management Conference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Western Decision Sciences Institute Annual Meeting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World Congress of Accounting Historians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World Congress of the International Association for Accounting Education and Research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ADMINISTRAÇÃO</text:p>
          </table:table-cell>
          <table:table-cell table:style-name="ce3" office:value-type="string">
            <text:p>World Multi-Conference on Systemics, Cybernetics and Informatics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Biennial Conference of the International Association for the Study of Popular Music</text:p>
          </table:table-cell>
          <table:table-cell office:value-type="string">
            <text:p>A</text:p>
          </table:table-cell>
          <table:table-cell office:value-type="string">
            <text:p>I <text:s/>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Brazilian Symposium on Computer Music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CCHLA/UFPB Conhecimento em Debate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Coletivo do Mestrado em Arte da UnB (COMA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Colóquio Brasil Musical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Colóquio do Comitê Brasileiro de História da Art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Congreso de la Rama Latinoamericana de la Asociación Internacional para el Estudio de la Música Popular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Congreso Internacional de Teatro Iberoamericano y Argentino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Congreso Internacional de Teoría e Historia del Arte 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Congreso Latinoamericano de Antropologí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Congresso da ANPPOM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Congresso da Seção Latino-Americana da Associação Internacional para o Estudo da Música Popular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Congresso de Iniciação Científica da UnB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Congresso de Iniciação Científica da UNESP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Congresso de Pesquisa, Ensino e Extensão da UFG (CONPEEX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Congresso Ibero-Americano de Extensão Universitária / Congreso Iberoamericano de Extensión Universitari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Congresso Ibero-Americano sobre Violências nas Escolas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Congresso Internacional da ABRALIC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Congresso Internacional da Associação Brasileira de Estudos Semióticos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Congresso Interno de Iniciação Científica da UNICAMP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Congresso Mundial de Transdisciplinaridade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Congresso Nacional da Federação de Arte Educadores do Brasil (ConFaeb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Convenção Nacional da Sociedade de Engenharia de Áudio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Encontro Anual da Associação Brasileira de Educação Musical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Encontro Anual da COMPÓS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Encontro Anual da Sociedade Brasileira de Estudos de Cinem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Encontro de Extensão da UFMG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Encontro de História da Arte do IFCH-UNICAMP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Encontro de História Oral da Região Centro-Oeste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Encontro de Musicologia Históric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Encontro de Pesquisa em Filosofia da UFMG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Encontro Internacional de Etnomusicologi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Encontro Nacional da ABET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Encontro Nacional da ANPAD (ENANPAD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Encontro Nacional de Pesquisa em Art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Encontro Regional da ABEM-Centro-Oeste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Encontro Regional da ABEM-Sul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Encontro Regional da ABEM-Sul / Encontro de Cursos Superiores de Música da Região Sul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Encontro Regional Sul de História Oral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Encuentro Internacional <text:s/>El Arte: Representación de la Memoria del Terror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Encuentro Latinoamericano de Educación Musical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Festival de Música Renacentista y Barroca Americana "Misiones de Chiquitos" / Encuentro Científico Simposio Internacional de Musicología (ECSIM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Festival Internacional de Linguagem Eletrônica (FILE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Festival Internacional de Linguagem Eletrônica / FILE Symposium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Festival Penalva / Mostra da Música Paranaense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Fórum de Pesquisa Científica em Arte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Hawaii International Conference on Arts and Humanities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Iberoamerican Congress on Pattern Recognition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IEEE International Conference on Image Processing (ICIP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International Conference on Image Analysis and Processing (ICIAP) 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International Conference on Practical, Psychological, Philosophical and Educational Issues in Musical Performance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International Conference on the Histories of Media Art, Science and Technology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International Congress and Exposition on Noise Control Engineering (INTER-NOISE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International Congress on Sound and Vibration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International Research in Music Education Conference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Jornada de Iniciação Científica da UNIRIO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Jornada de Pesquisa do CEART/UDESC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Jornadas de Jóvenes Investigadores de AUGM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Journées d'Informatique Musicale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Researching Drama and Theatre in Education International Conference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Reunión de Antropología del Mercosur (RAM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Salão de Iniciação Científica / Feira de Iniciação Científica da UFRG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Semana de Iniciação Científica da UFMG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Semana de Musicoterapia da FAP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Seminário de Iniciação Científica da UDESC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Seminário de Iniciação Científica Junior / Encontro de Divulgação da Produção Científica da UEMG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Seminário de Pesquisa Cultura Visual da FAV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Seminário de Pesquisa e Pós-Graduação da UFBA (SEMPPG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Seminário de Pesquisa em Música da UFG (SEMPEM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Seminário Interinstitucional de Projetos Integrados de Pesquisa em Teatro da UDESC/UNIRIO/UFU / Festival Universitário de Teatro de Blumenau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Seminário Música, Ciência e Tecnologi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Seminário Nacional de Arte e Educação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Seminário Nacional sobre o Patrimônio Imaterial do Jongo 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Seminário Propriedade Intelectual &amp; Patrimônio Cultural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Simpósio Brasileiro de Computação Musical (SBCM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Simpósio de Estudos e Pesquisas Educacionai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Simpósio de Pesquisa em Música da UFPR (SIMPEMUS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Simpósio Internacional de Históri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ARTES / MÚSICA</text:p>
          </table:table-cell>
          <table:table-cell table:style-name="Default" office:value-type="string">
            <text:p>Simpósio Nacional de Históri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ARTES / MÚSICA</text:p>
          </table:table-cell>
          <table:table-cell table:style-name="Default" office:value-type="string">
            <text:p>Simpósio Nacional de Tecnologia e Sociedade do CEFET-PR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AAAAI Annual Meet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AALAS National Meet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ACAAI Annual Meet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ALAI Congress of Immunology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American Society of Tropical Medicine and Hygiene Annual Meet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Annual Business Meeting of the Clinical Immunology Society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Annual Interscience Conference on Antimicrobial Agents and Chemotherapy (ICAA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Annual Meeting of FOCI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Annual Meeting of the American Society for Virology 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Annual Meeting of the Brazilian Society of Protozoology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Annual Meeting of the Society for the Study of Reproduction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Annual Meeting on Basic Research in Chagas Diseas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Annual ORCA Congress 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ASM Conference on Dimorphic Fungal Pathogen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ASM Conference on Prokaryotic Development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ASM General Meet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AWWA Membrane Technology Conferenc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Biennial Congress of the International Academy of Periodontology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4">
          <table:table-cell office:value-type="string">
            <text:p>CIÊNCIAS BIOLÓGICAS III <text:s text:c="26"/></text:p>
          </table:table-cell>
          <table:table-cell table:style-name="Default" office:value-type="string">
            <text:p>Biennial International <text:span text:style-name="T1">C. elegans</text:span><text:span text:style-name="T2"> Conference</text:span>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o Latinoamericano de Parasitologia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 of the ESOT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IÊNCIAS BIOLÓGICAS III <text:s text:c="26"/></text:p>
          </table:table-cell>
          <table:table-cell table:style-name="ce3" office:value-type="string">
            <text:p>Congresso Aberto aos Estudantes de Biologia (CAEB)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Brasileiro de Agroecologia / Seminário Estadual de Agroecologi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Brasileiro de Alergia e Imunopatologi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Brasileiro de Algodão 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Brasileiro de Buiatri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Brasileiro de Engenharia Sanitária e Ambiental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Brasileiro de Fisiologia Vegetal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Brasileiro de Fitopatologia (CBF) / Congresso Latino-Americano de Micologia (CLAM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Brasileiro de Gastroenterologia Pediátrica 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Brasileiro de Genétic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Brasileiro de Hematologia e Hemoterapi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Brasileiro de Higienistas de Alimentos / Congresso Latino-Americano de Higienistas de Alimento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Brasileiro de Imunologia da SBI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Brasileiro de Infectologi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Brasileiro de Mastozoologi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Brasileiro de Microbiologia (CBM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Brasileiro de Microscopia e Microanális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Brasileiro de Nutrição Parenteral e Enteral / Congresso Brasileiro de Nutrição Clínic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Brasileiro de Parasitologia 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Brasileiro de Patologi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Brasileiro de Periodontologia (CONBRAPE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Brasileiro de Química (CBQ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Brasileiro de Transplante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Brasileiro de Transplantes / Congresso Luso-Brasileiro de Transplantes 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Brasileiro Pediátrico de Endocrinologia e Metabologia (COBRAPEM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BrMAS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Científico Anual do Instituto de Ciências Biomédicas da USP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da Sociedade Brasileira de Biologia Celular / Congresso Ibero-Americano de Biologia Celular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da Sociedade Brasileira de Dermatologi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da Sociedade Brasileira de Imunologi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IÊNCIAS BIOLÓGICAS III <text:s text:c="26"/></text:p>
          </table:table-cell>
          <table:table-cell table:style-name="ce3" office:value-type="string">
            <text:p>Congresso da Sociedade Brasileira de Medicina Tropical 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IÊNCIAS BIOLÓGICAS III <text:s text:c="26"/></text:p>
          </table:table-cell>
          <table:table-cell table:style-name="ce3" office:value-type="string">
            <text:p>Congresso da Sociedade Brasileira de Medicina Tropical / Encontro de Medicina Tropical do Cone Sul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IÊNCIAS BIOLÓGICAS III <text:s text:c="26"/></text:p>
          </table:table-cell>
          <table:table-cell table:style-name="ce3" office:value-type="string">
            <text:p>Congresso da Sociedade Brasileira de Protozoologia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da Sociedade de Zoológicos do Brasil 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de Farmácia do Norte de Mina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de Farmácia e Análises Clínica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de Farmácia e Bioquímica de Minas Gerais 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de Iniciação Científica da UFPEL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de Iniciação Científica da UNICAMP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de Pesquisa, Ensino e Extensão da UFG (CONPEEX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do Instituto de Ciências Biomédicas da USP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Ibérico de Parasitologia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Ibero-Americano de Neuroimunomodulação (CIBANIM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Internacional de Odontologia de São Paulo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Internacional de Saúd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Internacional do PIATAM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Interno de Iniciação Científica da UNICAMP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Latino-Americano de Especialistas em Pequenos Ruminantes e Camelídeos Sul-Americanos 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Latino-Americano de Higienistas de Alimento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Latino-Americano de Micologia 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Latino-Americano de Microbiologia e Higiene de Alimentos (COMBHAL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Latino-Americano de Parasitologia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Mineiro de Alimentação e Nutrição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Nacional da Sociedade Brasileira de Alimentação e Nutrição (SBAN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Nacional de Botânica (CNB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Nacional de Genétic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Paranaense de Clínica Médica / Congresso Paranaense de Medicina de Urgência 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Paulista de Farmacêutico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Congresso Regional de Microbiologia Clínica 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EASD Annual Meeting 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Encontro Anual do Grupo ARTHROMINT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Encontro Brasileiro de Ecologia Químic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Encontro Brasileiro de Ictiologia 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Encontro Brasileiro de Malacologi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Encontro de Ciência e Tecnologia dos Estudantes Latino-Americanos da UNICAMP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Encontro de Pesquisa do ICB/UFMG / Encontro Anual de Pesquisa em Bioquímica e Imunologia da UFMG (ENAPEBI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Encontro de Pesquisadores da Fundação HEMOMINA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Encontro do Grupo Latino-Americano de Imunodeficiências Primárias 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Encontro do Grupo Latino-Americano de Liquenólogo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Encontro Internacional sobre Paracoccidioidomicos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Encontro Interno de Iniciação Científica / Seminário de Iniciação Científica da UFU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Encontro Latino-Americano de Iniciação Científica da UNIVAP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Encontro Mineiro de Biomedicin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Encontro Nacional de Virologia 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Encontro Sul-Brasileiro de Cirurgia do CBC/SOBRACIL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Entomological Society of America Annual Meet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European Immunogenetics and Histocompatibility Conferenc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European Meeting on Complement in Human Disease 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Fórum Brasileiro de Estudos sobre <text:span text:style-name="T3">Neospora caninum </text:span>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Fungal Genetics Conference 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General Meeting of the American Society for Microbiology 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IAS Conference on HIV Pathogenesis and Treatment 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International Coccidiosis Conference (ICC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International Colloquium on Paratuberculosi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International Conference Cryptococcus and Cryptococcosis 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International Conference on Human Retrovirology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International Conference on Legionella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International Conference on Methods and Applications of Fluorescence (MAF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International Conference on Mushroom Biology and Mushroom Products 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International Conference on the Pathogenesis of Mycobacterial Infections 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International Conference on Ticks and Tick-borne Pathogens 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International Conference on Vaccination, Infection &amp; Autoimmunity (VIAMR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International Congress of Bacteriology and Applied Microbiology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International Congress of Clinical Chemistry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International Congress of Pharmaceutical Sciences (CIFARP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International Congress of Vector Ecology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International Congress of Virology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International Congress on Toxoplasmosi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International Glaucoma Symposium (IG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International Meeting on Paracoccidioidomycosi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International Nuclear Atlantic Conference (INAC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International Symposium on Biomineralization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International Symposium on Gnotobiology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International Symposium on Health-Related Water Microbiology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International Symposium on Mathematical and Computational Biology (BIOMAT) / Brazilian Symposium on Mathematical and Computational Biology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International Symposium on Monogenea (ISM5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International Symposium on Primary Immunodeficiencie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International Symposium on Schistosomiasi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International Workshop Gastrointestinal Pathology and Helicobacter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International Workshop on Nuclear Physics with RIBF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Jornada Científica de Pós-Graduação da FIOCRUZ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Jornada Científica de Pós-Graduação da FIOCRUZ / Reunião Anual de Iniciação Científica da FIOCRUZ (RAIC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Jornada de Iniciação Científica da UFRJ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Jornada de Iniciação Científica da UFRJ / Semana de Microbiologia e Imunologia da UFRJ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Jornada Giulio Massarani de Iniciação Científica, Artística e Cultural da UFRJ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Jornada Paulista de Plantas Medicinais 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Keystone Symposia on Basic Aspects of Tumor Immunology II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Latin American Congress of Immunology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Latin American Symposium of Chronobiology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Meeting of the Brazilian Society for Immunology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Mercosur Congress on Chemical Engineering / Mercosur Congress on Process Systems Engineering (ENPROMER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MICRO National Congress / BIOTEC National Congres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Modern Vaccine/Adjuvant Formulation Conferenc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Mostra da Produção Universitária da FURG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Primary Immunodeficiency Diseases Consortium Conferenc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Reunião Anual da Federação de Sociedades de Biologia Experimental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Reunião Anual da SBPC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Reunião Anual da SBPz 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Reunião Anual da SBPz / Reunião para Pesquisa Básica em Doença de Chagas / Internacional Symposium on Vesicle Trafficking in Parasitic Protozo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Reunião Anual da Sociedade Brasileira de Bioquímica e Biologia Molecular 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Reunião Anual da Sociedade Brasileira de Pesquisa Odontológic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Reunião Anual de Pesquisa Aplicada em Doença de Chagas / Reunião de Pesquisa Aplicada em Leishmaniose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Reunião Anual de Pesquisa Básica em Doença de Chaga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Reunião Anual SBPqO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Reunião Científica Anual do Instituto Butantan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Reunião Regional da Federação de Sociedades de Biologia Experimental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Reunião Regional da Federação de Sociedades de Biologia Experimental 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Reunión Anual de la Sociedad Argentina de Investigación Odontológica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São Paulo Research Conference Cancer Today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SCAR International Biology Symposium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Seção de Pôster do Departamento de Biologia Celular, Molecular e Bioagentes Patogênicos da FMRP/USP 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Semana Científica de Medicina Veterinária da UFU (SeCiVet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Semana de Microbiologia e Imunologia do IMPPG/UFRJ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Seminário de Hidrólise Enzimática de Biomassas (SHEB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Seminário de Iniciação Científica da UFP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Seminário de Pesquisa e Pós-Graduação da UFBA <text:s/>(SEMPPG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Seminário de Pesquisa e Pós-Graduação da UFBA (SEMPPG) / Seminário Estudantil de Pesquisa da UFBA (SEMEP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Seminário Internacional sobre Microbiologia Aplicada ao Meio Ambient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Simpósio Avanços em Pesquisas Médicas dos Laboratórios de Investigação Médica do HC-FMUSP</text:p>
            <text:p/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Simpósio Brasileiro de Microscopia Aplicada ás Ciências Forenses (SBMACF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Simpósio Brasileiro sobre Espécies Exóticas Invasora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Simpósio Brasileiro sobre Pesquisa Antártic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Simpósio de Controle Biológico (SICONBIOL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Simpósio de Imunologia do IBB/UNESP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Simposio de Recursos Genéticos para América Latina y el Caribe (SIRGEAL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IÊNCIAS BIOLÓGICAS III <text:s text:c="26"/></text:p>
          </table:table-cell>
          <table:table-cell table:style-name="ce3" office:value-type="string">
            <text:p>Simpósio Internacional de Alergia e Imunologia Clínica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Simpósio Internacional de Imunodeficiências Primária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Simpósio Internacional de Iniciação Científica da USP (SIICUSP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Simpósio Internacional sobre Esquistossomos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Simpósio Internacional sobre HTLV no Brasil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Simpósio Latino-Americano de Ciência de Alimentos (SLACA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Simpósio Nacional de Bioprocessos 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Simpósio Nacional de Geografia da Saúd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Simpósio Nacional de Micologia Médic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Symposium on Bacterial Genetics and Ecology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Symposium on Biotechnology for Fuels and Chemical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Symposium on Enzymatic Hydrolysis of Biomass (SHEB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Virtual Mycological Congres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Workshop do Centro de Pesquisas em Tuberculose da FMRP/USP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Workshop Internacional sobre Microbiologia Ambiental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World Allergy Congres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World Congress of the International Pancreas and Islet Transplant Society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World Congress of the ISPRM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CIÊNCIAS BIOLÓGICAS III <text:s text:c="26"/></text:p>
          </table:table-cell>
          <table:table-cell table:style-name="Default" office:value-type="string">
            <text:p>World Congress on Inflammation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IÊNCIAS BIOLÓGICAS III <text:s text:c="26"/></text:p>
          </table:table-cell>
          <table:table-cell table:style-name="Default" office:value-type="string">
            <text:p>World Congress on Leishmaniosis (Worldleish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Colóquio de Direito Tributário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Colóquio Habermas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Colóquio Internacional de Direito Tributário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Colóquio Internacional do Instituto Jurídico Interdisciplinar da FDUP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Colóquio Nacional de Filosofia da História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Conferencia Latinoamericana sobre Confort y Comportamiento Térmico de Edificaciones (COTEDI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Conferência Sul-Americana em Ciência e Tecnologia Aplicada ao Governo Eletrônico (CONeGOV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Congresso Brasileiro de Agroecologi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Congresso Brasileiro de Bioética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Congresso Brasileiro de Ciências Sociais e Humanas em Saúde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Congresso Brasileiro de Direito e Polític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Congresso Brasileiro de Engenharia Sanitária e Ambiental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Congresso Brasileiro de Geoquímica (CBGq) / Simpósio de Geoquímica dos Países do Mercosul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Congresso Brasileiro de Psiquiatri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Congresso da Sociedade Brasileira de Estudos Clássicos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Congresso de Ecologia do Brasil (CEB) / Simpósio da Ecologia da Paisagem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Congresso de Geoquímica dos Países de Língua Portugues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Congresso de Iniciação Cientifica e Pesquisa da UNAERP (CONIC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Congresso do MInistério Público do Estado de São Paulo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Congresso Ibero-Americano sobre Violência nas Escola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Congresso Internacional de Filosofia (CONIFIL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Congresso Internacional em Avaliação Educacional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Congresso Internacional Transdisciplinar Ambiente e Direito (CITAD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Congresso Kant Internacional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Congresso Sul-Americano de Filosofia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Convegno Il Diritto Internazionale dell’Ambiente ad un Anno dal Vertice di Johannesburg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Encontro de Iniciação à Pesquisa da UNIFOR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Encontro de Iniciação Cientifíca das FIAET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Encontro de Iniciação Científica do Curso de Direito da UNIMAR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Encontro de Jovens Pesquisadores da UCS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Encontro de Pós-Graduação em Pesquisa da UNIFOR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Encontro Internacional de Pesquisadores da Rede Latino-Americana de Cooperação Universitária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Encontro Nacional da Associação Brasil-Japão de Pesquisadore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Encontro Nacional de Pesquisadores em Serviço Social (ENPESS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Encontro Nacional do CONPEDI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DIREITO <text:s text:c="42"/></text:p>
          </table:table-cell>
          <table:table-cell table:style-name="ce3" office:value-type="string">
            <text:p>Feira de Iniciação Científica da FEEVALE 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DIREITO <text:s text:c="42"/></text:p>
          </table:table-cell>
          <table:table-cell table:style-name="ce3" office:value-type="string">
            <text:p>Feira de Iniciação Científica da FEEVALE / Salão de Extensão da FEEVALE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IADIS International Conference on WWW/Internet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International Congress of Mechanical Engineering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Jornada de Filosofia e Teoria das Ciências Humanas da FFC/UNESP-Maríli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Jornada de Iniciação Científica da UNISANTOS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Jornada Internacional sobre Representações Sociais / Conferência Brasileira sobre Representações Sociais 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Jornadas Argentinas de Informática e Investigación Operativa / Argentine Conference on Informatics and Operational Research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Jornadas de Institutos de Derecho Comercial de la Republica Argentin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Reunião Anual da SBPC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Salão de Iniciação Científica da PUCRS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Semana de Extensão, Pesquisa e Pós-Graduação do UniRitter (SEPesq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Semana de Pedagogia da UEM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Seminário de Pesquisa do CCSA/UFRN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Seminário Nacional Estado e Políticas Sociais no Brasil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Seminário Quinze Anos do Estatuto da Criança e do Adolescente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Simpósio Brasileiro de Aplicações de Informática em Geotecnia (INFOGEO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DIREITO <text:s text:c="42"/></text:p>
          </table:table-cell>
          <table:table-cell table:style-name="ce3" office:value-type="string">
            <text:p>Simpósio de Recursos Hídricos do Sul-Sudeste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DIREITO <text:s text:c="42"/></text:p>
          </table:table-cell>
          <table:table-cell table:style-name="ce3" office:value-type="string">
            <text:p>Simpósio de Recursos Hídricos do Sul-Sudeste / Simpósio de Águas da AUGM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Simpósio Internacional da Associação Ibero-Americana de Filosofia Política 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Simpósio Nacional de Direito Tributário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Simpósio Nacional de Estudos Tributários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Simpósio sobre Trabalho e Educação da UFMG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DIREITO <text:s text:c="42"/></text:p>
          </table:table-cell>
          <table:table-cell table:style-name="Default" office:value-type="string">
            <text:p>Workshop Brasil-Japão sobre Energia, Meio Ambiente e Desenvolvimento Sustentável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DIREITO <text:s text:c="42"/></text:p>
          </table:table-cell>
          <table:table-cell table:style-name="Default" office:value-type="string">
            <text:p>World Congress on Law and Justice in a Global Society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AACE Conference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AERA Annual Meeting and Exhibition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Annual Meeting of the American Sociological Association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Annual Meeting of the Jean Piaget Society (JP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Biennial International Gender and Education Association Conference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ES/AEA Conference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lloque International de l'AFEC et du CIEP 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loquio de Historia de la Educación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lóquio Internacional da AFIRS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lóquio Internacional Paulo Freire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lóquio Internacional sobre Gestão Universitária na América do Sul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lóquio Nacional de Filosofia da História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lóquio Nacional de Filosofia da Linguagem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lóquio sobre Ensino Médio, História e Cidadani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lóquio sobre Questões Curriculares / Colóquio Luso-Brasileiro sobre Questões Curriculare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férence Environnements Informatiques pour l'Apprentissage Humain (EIAH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ferencia Argentina de Educación Matemática (CAREM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ferência Internacional de Filosofia da Educação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ferência Internacional de Tecnologias de Informação e Comunicação na Educação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ferência Nacional sobre Modelagem e Educação Matemática (CNMEM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ès de l’ARIC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o Iberoamericano de Comunicación y Educación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o Iberoamericano de Historia de la Educación <text:s/>Latinoamerican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o Interamericano de Psicología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o Internacional de AHIL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o Internacional de Artes, Ciencias y Humanidades "El Cuerpo Descifrado"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o Internacional de Historia de la Cultura Escrita 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o Internacional de la AESL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o Internacional de Psicología y Educación en Tiempos de Cambio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o Internacional de Salud Mental y Derechos Humanos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o Internacional Hacia dónde va la Educación Universitaria Americana y Europe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o Internacional sobre Investigación en la Didáctica de las Ciencia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o Mundial de Educadores Sociales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o Nacional de Educación Comparad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 of the Humanities and Social Sciences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AEPEC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Anual da Associação Nacional para o Estudo e Intervenção na Sobredotação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Brasileiro de Atividade Motora Adaptada (CBAMA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Brasileiro de Biblioteconomia, Documentação e Ciência da Informação (CBBD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Brasileiro de Ciência do Solo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Brasileiro de Ciências da Comunicação (INTERCOM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Brasileiro de Ciências do Esporte (CONBRACE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Brasileiro de Ciências Sociais e Humanas em Saúd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Brasileiro de Educação Infantil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Brasileiro de Enfermagem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Brasileiro de Ensino de Engenharia (COBENGE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Brasileiro de Fonoaudiologi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Brasileiro de História da Educação (CBHE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Brasileiro de Saúde Coletiva da ABRASCO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Brasileiro de Sociologi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Brasileiro de Terapia Ocupacional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da ABENEPI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da ANPPOM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da Sociedade Brasileira de Economia e Sociologia Rural (SOBER) 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da Sociedade Portuguesa Ciências da Educação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de Leitura do Brasil (Cole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de Pesquisa e Ensino em História da Educação em Minas Gerais (COPEHE-MG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EAD CREAD/Mercosul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Estadual Paulista sobre Formação de Educadores (CEPFE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Galaico-Português de Psicopedagogi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Ibero-Americano de Educação Matemática (CIBEM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Ibero-Americano de Informática na Educação Especial (CIIEE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Interamericano de Psicologia da Saúd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Internacional / Seminário Nacional do INE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Internacional da ABRALIN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Internacional de Educação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Internacional de Educação a Distânci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Internacional de Ensino da Matemátic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Internacional de Medicina e Reabilitação da AACD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Internacional de Qualidade de Educação a Distância (CIQEAD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Internacional Educação e Trabalho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Internacional Linguagem e Interação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Internacional UFF/CREAD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Luso-Afro-Brasileiro de Ciências Sociais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Luso-Brasileiro de História da Educação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Nacional das APAEs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Nacional de Educação (EDUCERE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Nacional de Psicologia Escolar e Educacional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Congresso Norte-Nordeste de Psicologia (CONPSI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ACD <text:s/>Annual Meeting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ANPAE da Região Centro-Oest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Anual da ABEM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Anual da ANPOCS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Anual da COMPÓS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Baiano de Educação Matemática (EBEM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Brasileiro de Estudantes de Pós-Graduação em Educação Matemática (EBRAPEM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Brasileiro de Psicoterapia e Medicina Comportamental 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Cearense de Historiadores da Educação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Centro-Oeste de Debates sobre o Ensino de Química (ECODEq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da ANPAD 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da Regional Espírito Santo da ABRAPSO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de Debates sobre Ensino de Química (EDEQ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de História Oral da Região Centro-Oeste da ABHO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de História Oral da Região Sudeste da ABHO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de História Oral da Região Sul da ABHO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de História Oral do Nordeste da ABHO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de Pesquisa Educacional do Norte e Nordeste (EPNN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de Pesquisa em Educação Ambiental (EPEA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de Pesquisa em Educação da Região Centro-Oeste da ANPEd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de Pesquisa em Educação da Região Sudeste da ANPEd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de Pesquisa em Ensino de Física (EPEF) 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de Pesquisas em Educação da UNIUBE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dos Pesquisadores em Educação do Centro-Oeste (EPECO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Nacional da ABRAPSO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Nacional da ANPAP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Nacional de Ciência da Informação (CINFORM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Nacional de Didática e Prática de Ensino (ENDIPE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Nacional de Ensino de Biologia (ENEBIO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Nacional de Ensino de Geografia (ENPEG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Nacional de Estudos Populacionais da ABEP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Nacional de Inovação Científic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Nacional de Pesquisa em Educação em Ciências (ENPEC) 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Nacional de Pesquisadores em Ensino de Historia (ENPEH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Nacional de Prática de Ensino de Geografi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Nacional de Professores do PROEPR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Nacional de Professores Universitários de Língua Inglesa (ENPULI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Nacional de Recreação e Lazer (ENAREL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Regional de Educação Matemática (EREM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Regional de Educadores de Uberaba e Triângulo Mineiro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Regional de Ensino de Biologia (EREBIO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ontro Regional Sul da ABEM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uentro Iberoamericano sobre Investigación Básica en Educación en Ciencias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uentro Internacional de Educación Superior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uentro Internacional sobre Educación, Capacitación Profesional y Tecnologías de la Información e Innovación Educativ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ncuentro por una Nueva Cultura del Agua en América Latina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uropean Conference on Educational Research (ECER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uropean Congress of Psychology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European Science Education Research Association Conference (ESERA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HES Annual Meet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ICMI Study Conferenc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Inclusive and Supportive Education Congress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International Conference on Artificial Intelligence in Education (AIED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International Conference on Discourse, Communication and Enterprise (DICOEN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International Conference on Human-Computer Interaction (HCI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International Conference on Interactive Mobile and Computer Aided Learning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International Conference on Learning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International Conference on New Directions in the Humanitie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International Conference on Physics Education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International Conference on Teaching &amp; Learning in Higher Education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International Conference on Technology and Mathematics Teaching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International Conference on the Teaching of Mathematical Modelling and Applications (ICTMA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International Congress for the Study of Child Language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International Congress of Qualitative Inquiry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International Congresses of <text:s/>History of Science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International Council on Education for Teaching. ICET World Assembly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International History, Philosophy, Sociology &amp; Science Teaching Conference <text:s/>(IHPST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International Reading Conference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International Seminar for Teacher Education (ISTE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International Standing Conference for the History of Education (ISCHE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International Symposium of Adapted Physical Activity (ISAPA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ISCAR Congress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ISEC Congress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ISHPES Congress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Jornada do HISTEDBR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Jornada Internacional sobre Representação Social / Conferência Brasileira sobre Representação Social 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Jornadas Internacionais de Educação Históric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Jornadas Pedagógicas da ASPE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Journées Internationales de Sociologie du Travail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Journées Internationales sur la Communication, l’Éducation et la Culture Scientifiques et Industrielles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Reunião Anual da ANPEd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Reunião Anual da SBPH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Reunião Anual da Sociedade Brasileira de Químic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Reunião Anual da Sociedade Brasileira de Zootecni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Reunião Anual de Psicologia da SBP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Reunión Latinoamericana de Matemática Educativa (RELME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cience Centre World Congress (SCWC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eminário Capixaba de Educação Inclusiv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eminário de Epistemologia e Teorias da Educação (EPISTED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eminário de Gestão do Conhecimento em Educação e Tecnologia da Informação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eminário de Investigação em Educação Matemática (SIEM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eminário de Pesquisa dos Centros de Memória da Unicamp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eminário de Pesquisa em Educação da Região Sul da ANPEd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eminário do GEL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eminário do ICHS da UFMT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eminário Internacional as Redes de Conhecimentos e a Tecnologi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eminário Internacional da Comunicação da PUCR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eminário Internacional de História da Ciência e da Tecnologia 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eminário Internacional Inclusão Social e as Perspectivas Pós-Estruturalistas de Análise Social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eminário Internacional Latino-Americano de Pesquisa da Comunicação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eminário Nacional de História da Matemátic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eminario Nacional de Pesquisa em Enfermagem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eminário Nacional sobre Linguagem e Ensino (SENALE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eminário Nacional Universitas/Br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eminário o Uno e o Diverso na Educação Escolar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eminário Regional sobre a Formação do Educador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impósio Anpae-Sudeste / Seminário ANPAE-São Paulo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impósio Brasileiro de Informática na Educação (SBIE) / Workshop de Jogos Digitais na Educação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impósio Brasileiro de Orientação Vocacional e Ocupacional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impósio Brasileiro de Política e Administração da Educação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impósio Catarinense de Administração da Educação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impósio de Estudos e Pesquisas Educacionais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impósio de Práticas Educativas na Educação Básic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impósio Internacional de Educação Superior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imposio Internacional de Formación Docente (SIFOD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impósio Internacional de Informática Educativa (SIIE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impósio Internacional Processo Civilizador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impósio Nacional de Educação Físic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impósio Nacional de Ensino de Física (SNEF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impósio Nacional de História da ANPUH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impósio sobre Trabalho e Educação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SRCD Biennial Meeting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Taller Internacional de Software Educativo (TISE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World Conference on Educational Multimedia, Hypermedia &amp; Telecommunications (ED-MEDIA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World Congress of Applied Linguistics of the AIL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DUCAÇÃO</text:p>
          </table:table-cell>
          <table:table-cell table:style-name="Default" office:value-type="string">
            <text:p>World Council for Gifted and Talented Children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American Real Estate and Urban Economics Association Annual Conference (AREUEA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Americas Conference on Wind Engineering (ACWE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Annual Conference of the International Group of Lean Construction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ASME International Mechanical Engineering Congress and Exposition (IMECE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Brazilian Meeting on Organic Synthesis (BMOS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Canadian Masonry Conference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Conference on Deformation Mechanisms, Rheology and Tectonic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Conferencia Latinoamericana sobre Confort y Comportamiento Térmico de Edificaciones (COTEDI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Congresso Brasileiro da Qualidade e Produtividad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Congresso Brasileiro de Engenharia Mecânica (COBEM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Congresso Brasileiro de Engenharia Sanitária e Ambiental (CBESA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Congresso Brasileiro de Geologia de Engenharia e Ambiental (CBGE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Congresso Brasileiro de Geoquímica (CBGq) / Simpósio de Geoquímica dos Países do Mercosul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Congresso Brasileiro de Meteorologi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Congresso Brasileiro de Transporte e Trânsito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Congresso de Ecologia do Brasil (CEB) / Simpósio da Ecologia da Paisagem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Congresso de Fundição (CONAF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Congresso de Geoquímica dos Países de Língua Portugues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Congresso Internacional Cooperação Universidade-Empresa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Congresso Internacional do PIATAM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Congresso Interno de Iniciação Científica da UNICAMP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Congresso Luso-Brasileiro para o Planejamento Urbano Regional, Integrado e Sustentável (PLURIS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Encontro Nacional de Conservação Rodoviária (ENACOR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Encontro Nacional de Pesquisa-Projeto-Produção em Concreto Pré-Moldado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Encontro Nacional de Química Analítica (ENQA) / Congresso Ibero-Americano de Química Analítica (CIAQA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Escola de Séries Temporais e Econometria (ESTE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Evento de Iniciação Científica da UFPR (EVINCI)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EWGT Meet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IEEE International Conference on e-Science and Grid Computing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International Biodeterioration and Biodegradation Symposium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International Conference on Civil, Structural and Environmental Engineering Comput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International Conference on Composite Materials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International Conference on Durability of Building Materials &amp; Components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International Conference on Fracture (ICF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International Conference on High-Performance Concrete and Performance and Quality of Concrete Structures (HP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International Conference on Urban Drainag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International Geotechnical Conference on Reconstruction of Historical Cities and Geotechnical Engineering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International Glassfibre Reinforced Concrete Congress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International Symposium on Health-Related Water Microbiology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International Symposium on Nondestructive Testing of Wood 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International Waste Management and Landfill Symposium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International Workshop on Dynamics and Control 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Jornada Nacional de Iniciação Científica / Reunião Anual da SBPC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Meeting on Wood Products Research and Developments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Semana de Iniciação Cientifica da UERJ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Seminário de Engenharia de Fundações Especiais e Geotecnia (SEFE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Simpósio Brasileiro de Aplicações de Informática em Geotecnia (INFOGEO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Simpósio Brasileiro sobre Espécies Exóticas Invasora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Simpósio de Pós-Graduação em Engenharia Mecânica da FEMEC/UFU (POSMEC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Simpósio de Recursos Hídricos do Nordest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Simpósio de Recursos Hídricos do Sul (AGUASUL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Simpósio de Recursos Hídricos do Sul (AGUASUL) / Simpósio de Águas da AUGM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 <text:s text:c="36"/></text:p>
          </table:table-cell>
          <table:table-cell table:style-name="Default" office:value-type="string">
            <text:p>World Congress on Intelligent Transport Systems (IT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NGENHARIAS I <text:s text:c="36"/></text:p>
          </table:table-cell>
          <table:table-cell table:style-name="Default" office:value-type="string">
            <text:p>World Lakes Conference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ACI/CANMET International Conference on Quality of Concrete Structures and Recent Advances in Concrete Materials and Test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Advanced Manufacturing Systems and Technology International Conferenc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Americas Nuclear Energy Symposium (ANES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Annual Brake Colloquium &amp; Engineering Display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Annual European Rheology Conference (AERC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Annual International Meeting of the American Society of Agricultural and Biological Engineers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Annual Meeting of the American Ceramic Society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Annual Meeting on Nuclear Technology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Annual Meetting of the Optical Society of America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Annual Water Environment Federation Technical Exhibition and Conference (WEFTE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ANSYS Latin American Users Conferenc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AOCS Annual Meeting &amp; Expo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Asia-Pacific Drying Conference (AD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Asia-Pacific Symposium on Radiochemistry (APSOR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ASME International Mechanical Engineering Congress and Exposition (IMECE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ASTRO Annual Meet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Atmospheric Sciences and Air Quality Conferenc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Australasian Coal Operators Conference (COAL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Biennial ESTRO Meeting on Physics and Radiation Technology for Clinical Radiotherapy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Biennial Worldwide Congress on Refractorie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Bio &amp; Hydrimetallurgy Conferenc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Brazilian Meeting on Organic Synthesis (BMOS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Brazilian Symposium on Artificial Neural Networks (SBRN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Brazilian Symposium on Iron Ore / Ironmaking and Raw Materials Seminar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Brazilian Symposium on Petroleum Biotecnology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Brazilian Workshop on Semiconductor Physics (BWSP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entenary of Flotation Symposium</text:p>
            <text:p/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hemical Engineering Inter-American Congress (CEIC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hinaNANO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IRP International Seminar on Manufacturing System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lays in Natural &amp; Engineered Barriers for Radioactive Waste Confinement International Meet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lloquium Internacional de Freios &amp; Mostra de Engenhari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mmemorative International Symposium for Prof. Yagi's Retirement on Ironmaking Process and Environment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ference &amp; Exhibition of the European Ceramic Society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ference on Process Integration, Modelling and Optimisation of Energy Saving and Pollution Reduction (PRE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ferência da Sociedade Portuguesa de Física (FISICA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ferência de Estudos em Engenharia Elétrica (CEEL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ferência Internacional de Engenharia Quimica (CHEMPOR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ferência Internacional de Forjamento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ferência Nacional de Conformação de Chapas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ferência Regional de Ciência, Tecnologia e Inovação da Regional Sudeste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ferência Sobre Tecnologia de Equipamentos (COTEQ) / Congresso Brasileiro de Corrosão (CONBRASCORR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o Binacional SAM/CONAMET 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o Colombiano de Cromatografí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o de la IV Región de la Asociación Interamericana de Ingeniería Sanitaria y Ambiental 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o del Mediterráneo de Ingeniería Químic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o Iberoamericano de Ciencia y Tecnologia de Membranas (CITEM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o Iberoamericano de Ingeniería de Alimentos (CIBIA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o Iberoamericano de Ingeniería Mecánic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o Interamericano de Computacion Aplicada a la Industria de Proceso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o Interamericano de Ingeniería Química (CIIQ) / Congreso Peruano de Ingeniería Químic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o Internacional de Científicos Peruanos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o Internacional de Químicos Teóricos de Expresión Latina (QUITEL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o Internacional sobre Trabajos com Tensión y Seguridad en Transmisión <text:s/>y Distribución de Energia Electrica <text:s/>(CITTES)</text:p>
            <text:p/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o Latinoamericano de Grasas y Aceites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o Latinoamericano Generación y Transporte de Energía Eléctric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o Nacional de Corrosión y Protección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o Nacional del Agua / Simposio de Recursos Hídricos del Cono Sur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 of the European Regional Science Association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 of the European Society for Oral Laser Applications (ESOLA) / Congreso de la Sociedad Española de Láser Odontoestomatológico (SELO) / Congresso della Società Italiana di Laser in Odontoiatria (SILO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 of the International Commission for Optic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 of the International Union of Crystallography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<text:s/>Brasileiro de Engenharia de Fabricação (COBEF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<text:s/>SAE BRASIL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Aberto aos Estudantes de Biologia (CAEB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Analítica / Feira Internacional de Tecnologi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Anual da ABM / ABM International Annual Congress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inacional SAM/CONAMET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Análise Térmica e Calorimetri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Aplicações de Vácuo na Indústria e na Ciência (CBRAVIC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Automática (CBA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Bioétic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Botânic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Carbono (CARBONO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Catálise <text:s/>/ Congresso de Catálise do Mercosul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Cerâmica (CBC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Ciência do Solo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Ciência e Tecnologia de Alimentos (CBCTA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Cirurgia e Traumatologia Buco-Maxilo-Facial (COBRAC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Defesa do Meio Ambiente (CBDMA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Densitometria Clínic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Engenharia de Fabricação (COBEF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Engenharia e Ciências Térmicas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Engenharia Química (COBEQ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Engenharia Química em Iniciação Científica (COBEQ-IC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Engenharia Sanitária e Ambiental (CBESA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Ensino de Engenharia (COBENGE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Espectrometria de Massas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Fisiologia Vegetal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Fitopatologi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Geologia (CBG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Geologia de Engenharia e Ambiental (CBGE) / Reunião de Geologia Ambiental e Planejamento Territorial do Mercosul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Geoquímica (CBGq) / Simpósio de Geoquímica dos Países do Mercosul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Imunologia da SBI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Mandioc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Manutenção da ABRAMAN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Microbiologia (CBM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Microscopia dos Materiais (MicroMat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Nutrição Integrada (CBNI/Ganepão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P &amp; D em Petróleo e Gás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Parasitologi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Pesquisas Ambientais e Saúde (CBPAS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Polímeros (CBPol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Química (CBQ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Redes Neurais (CBRN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Sistemas Particulados (ENEMP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de Toxicologia da SBT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Brasileiro sobre Eficiência Energética e Cogeração de Energi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da Água da APRH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da Sociedade Brasileira de Computação (CSBC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da Sociedade Brasileira de Microscopia e Microanálise (CSBMM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de Geoquímica dos Países da Lingua Portugues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de Pontes e Estrutura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de Pós-Graduação da UFSCar / Jornada Científica da UFSCar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de Pós-Graduandos da UFL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de Produção Científica da UFSJ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de Professores da Diretoria de Ensino de Jaú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e Exposição Internacional de Celulose e Papel da ABTCP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e Exposição Internacional de Tecnologia da Mobilidad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Ibérico de Tribologia (IBERTRIB 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Ibero-Americano de Extensão Universitária / Congreso Iberoamericano de Extensión Universitari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Iberoamericano de Ingeniería Mecanica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Internacional de Design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Internacional de Educação a Distancia (CEAD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Internacional de Odontologia de São Paulo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Internacional de Odontologia do Paraná (CIOPAR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Internacional de Pesquisa em Design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Internacional de Rochas Ornamentais / Simpósio Brasileiro de Rochas Ornamentais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Internacional de Tintas da ABRAFATI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Internacional de Zootecnia / Congresso Nacional de Zootecni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International de Alumínio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Latino-Americano de Corrosão (LATINCORR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Latino-Americano de Especialistas em Pequenos Ruminantes e Camelídeos Sul-Americanos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Latino-Americano de Micologi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Latino-Americano de Microbiologia e Higiene de Alimentos (COMBHAL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Latino-Americano de Órgãos Artificiais e Biomateriais (COLAOB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Latino-Americano Recuperação de Áreas Degradada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Mercosul de Engenharia de Sistemas e Processos (ENPROMER) / Congresso Mercosul de Engenharia Química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Mundial de Mastologi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Nacional da Sociedade Brasileira de Alimentação e Nutrição (SBAN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Nacional de Argamassas de Construção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Nacional de Estudantes de Engenharia Mecânica (CREEM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Nacional de Estudantes de Engenharia Química (CONEEQ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Nacional de Matemática Aplicada e Computacional (CNMAC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Nacional de Soldagem (CONSOLDA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Regional de Engenharia Sanitária e Ambiental da 4a. Região da AIDIS/Cone Sul 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Regional de Iniciação Científica e Tecnológica em Engenharia (CRICTE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Regional dos Estudantes de Engenharia Química Norte-Nordeste (COREEQ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gresso sobre Corte &amp; Conformação de Metai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vegno su Aspetti Microbiologici degli Alimenti Confezionati del (GSICA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onvención Miner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Curso-Taller Iberoamericano sobre Adsorbentes para la Protección Ambiental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Deformation Mechanisms, Rheology and Tectonics Conference (DRT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Deutsch-Brasilianisches Symposium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Deutsch-Brasilianisches Symposium / Simposio Brasil-Alemanh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CCC Creep Conference 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CCOMAS Thematic Conference on Computational Methods for Coupled Problems in Science and Engineer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CCOMAS Thematic Conference on Computational Plasticity Fundamentals and Applications (COMPLA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DS Conference on Desalination and the Environment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lectrochemical Society Meet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Brasileiro dos Profissionais do Mercado do Gá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Brasileiro sobre o Ensino da Engenharia Química (ENBEQ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Brasileiro sobre Tecnologia na Indústria Química (ENBTEQ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Científico da Sociedade Brasileira de Biociências Nucleares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da Cadeia de Ferramentas, Moldes e Matrize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da Rede de Nanotecnologia da USP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da Sociedade Brasileira de Radioterapia / Jornada de Física Médic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de Ciências Sociais do Norte e Nordeste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de Diamante, Carbono Amorfo, Nanotubos e Materiais Relacionados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de Iniciação Científica / Mostra de Pós-Graduação / Mostra de Extensão da UENF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de Iniciação Científica da Embrapa Agroindústria Tropical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de Iniciação Científica da UENF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de Iniciação Científica do Laboratório de Fenômenos de Superfície da USP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de Integrantes de Cadeia Produtiva de Ferramenta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de Pesquisa da UEPG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de Pós-Graduação Stricto Sensu da Universidade São Francisco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de Química da Região Sul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de Usuários de Ressonância Magnética Nuclear / Encontro Luso Brasileiro de RMN / Encontro Iberoamericano de RMN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do Grupo Brasileiro de Materiais Dentário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Intercontinental sobre a Naturez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Latino-Americano de Pós-Graduação da UNIVAP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Nacional da Sociedade Brasileira de Crescimento de Cristais / International School on Crystal Growth and Advanced <text:s/>Materials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Nacional de Física da Matéria Condensada (ENFMC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Nacional de Pesquisa em Educação em Ciências (ENPEC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Nacional de Química Analítica (ENQA) / Congresso Iberoamericano de Química Analítica (CIAQA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Nacional de Tratamento de Minérios e Metalurgia Extrativa (ENTMME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Nacional dos Grupos PET de Engenharia Civil (ENPEC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Nacional dos Técnicos e Químicos da Indústria do Couro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Nacional sobre Conforto no Ambiente Construído / Encontro Latino-Americano sobre Conforto no Ambiente Construído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Nacional sobre Gestão Empresarial e Meio Ambiente (ENGEMA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para a Qualidade de Laboratórios (ENQUALAB)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Regional da Sociedade Brasileira de Física (ERSBF-MG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Regional da Sociedade Brasileira de Química da SBQ-MG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Regional de Engenharia de Alimentos / Encontro de Iniciação Científica de Engenharia de Alimento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Regional de Quimica da SBQ-Rio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Regional de Usuários de Técnicas Termoanalítica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sobre Aplicações Ambientais de Processos Oxidativos Avançados (EPOA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sobre Células a Combustível do IPEN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sobre Diamante, Carbono Amorfo, Nanotubos e Materiais Correlacionados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Técnico de Gestão e Manutenção de Usinas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ncontro Tecnológico de Engenharia Civil e Arquitetura (ENTECA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PD Congress 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scola de Modelos de Regressão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uro PM Congress &amp; Exhibition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uropaCat Conferenc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uropean Conference on Applied Superconductivity (EUCA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uropean Conference on Lasers and Electro-Optics (CLEO) / International Quantum Electronics Conference (IQE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uropean Conference on Solid-State Transducer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uropean Conference on the Reaction Engineering of Polyolefins (ECOREP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uropean Congress on Advanced Materials and Processes (EUROMAT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uropean Congress on Catalysis (EUROPACAT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uropean Corrosion Congress (EUROCORR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uropean Formation Damage Conferenc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uropean Geophysical Union Meet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uropean Metallurgical Conference (EM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uropean Photovoltaic Solar Energy Conference and Exhibition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uropean Society for Animal Cell Technology Meeting (ESACT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uropean Symposium on Apple Processing 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uropean Symposium on Computer Aided Process Engineering (ESCAPE) 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uropean Symposium on Electrochemical Engineer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uropean Symposium on Polymer Blends and Eurofiller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uropolymer Conference (EUPOC 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urosensors Conference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Eurotherm Seminar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FAO/ESCORENA International Conferenc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Feira e Congresso de Ar Condicionado, Refrigeração, Aquecimento e Ventilação do Mercosul (MERCOFRIO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Foro Iberoamericano de Ciencia y Tecnología del Programa CYTED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Fórum Latino-Americano sobre Hidrogênio e Pilha a Combustível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French-Brazilian Meeting on Polymers (FBPOL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General Session &amp; Exhibition of the IADR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Gettering and Defect Engineering in Semiconductor Technology Conference (GADEST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Global Congress on Engineering and Technology Education (GCETE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Gordon Research Conference on Chemistry of Electronic Material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Granada Seminar on Computational and Statistical Physic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GVC/DECHEMA-Jahrestagungen der Biotechnologen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AS Steelmaking Conferenc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EEE Conference on Decision and Control (CDC) / European Control Conference (EC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EEE Digital Signal Processing Workshop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EEE International Symposium on Electrical Insulation Material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EEE International Symposium on Industrial Electronics (ISIE) 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EEE International Vacuum Electronics Conference (IVE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EEE Nuclear Science Symposium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EEE Photovoltaic Specialists Conferenc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FAC Symposium on Robust Control Design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FAC World Congres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IW International Congress on Welding and Allied Processe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novations in Traditional Foods (INTRAFOOD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-American Conference on Non-Conventional Materials and Technologies in Ecological and Sustainable Construction (IAC-NOCMAT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-American Congress on Electron Microscopy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cional Latin American Conference of Powder Technology (PTECH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Biohydrometallurgy Symposium (IB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hemical Engineering Conference (ChemPor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<text:s/>in Science and Technology of <text:s/>Composite Materials (COMAT 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&amp; Exhibition for Filtration and Separation Technology (FILTECH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and Exhibition of the European Ceramic Society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and Exhibition on Ceramic Interconnect and Ceramic Microsystems Technologies (CICMT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and Workshop on Numerical Simulation of 3D Sheet Metal Forming Processes (NUMISHEET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f Metallurgical Coatings and Thin Films (ICMCTF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Abrasion Wear Resistant Alloyed White Cast Iron for Rolling and Pulverizing Mill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Advanced Ceramics and Composite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Advanced Manufacturing Systems and Technology (AMST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Biofilm Systems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Biopartitioning and Purification (BPP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Borate Glasses, Crystals and Melt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Carbon for Energy Storage and Environment Protection (CESEP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Coherent and Nonlinear Optics (ICONO) / International Conference on Lasers, Applications and Technologies (LAT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Computational Heat and Mass Transfer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Computational Methods in Multiphase Flow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Diffusion in Solids and Liquids (DSL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Durability of Building Materials &amp; Component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Efficiency, Cost, Optimization, Simulation and Environmental Impact of Energy Systems (ECO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Energy for a Clean Environment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Energy, Environment and Disaster (INCEED 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Engineering and Computer Education (ICECE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Enterprise Information Systems (ICEI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Environmental, Industrial and Applied Microbiology (BioMicroWorld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Fracture (ICF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Frontiers of Polymers and Advanced Materials (ICFPAM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Fuel Cell Science, Engineering and Technology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Geopolymer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Ground Control in Mining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High Order Non-Oscillatory Methods for Wave Propagation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Informatics in Control, Automation and Robotics (ICINCO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Inorganic Scintillators and their use in Scientific and Industrial Application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Internal Friction and Mechanical Spectroscopy (ICIFM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Ion Beam Analysis (IBA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Lead Acid Batteries (LABAT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Life Cycle Assessment (ICLCA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Life Cycle Management (LCM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Luminescence and Electron Spin Resonance Dating (LED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Magnet Technology (MT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Martensitic Transformations (ICOMAT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Maxillofacial Reconstructive Biotechnology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Microwave and High Frequency Heat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Mushroom Biology and Mushroom Products 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Offshore Mechanics and Arctic Engineering (OMAE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Pattern Recognition (ICPR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Petroleum Phase Behavior &amp; Foul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Phase Diagram Calculation and Computational Thermochemistry (CALPHAD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Plant-Microbe Interaction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NGENHARIAS II <text:s text:c="35"/></text:p>
          </table:table-cell>
          <table:table-cell table:style-name="ce3" office:value-type="string">
            <text:p>International Conference on Radioactivity in the Environment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NGENHARIAS II <text:s text:c="35"/></text:p>
          </table:table-cell>
          <table:table-cell table:style-name="ce3" office:value-type="string">
            <text:p>International Conference on Radioactivity in the Environment / International Conference on Environmental Radioactivity in the Arctic &amp; Antarctic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Science and Technology for Sustainable Development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Science and Technology of Synthetic Metals (ICSM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Science, Technology and Applications of Sinter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Shot Peen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Structural Mechanics in Reactor Technology (SMiRT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Super High Strength Steel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Surfaces, Coatings and Nanostructured Materials (NANOSMAT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System Identification and Control Problems (SICPRO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Texture and Anisotropy of Polycrystals (ITAP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Textures of Materials (ICOTOM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the Applications of the Mossbauer Effect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the Formation of Semiconductor Interfaces (ICFSI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the Fundamentals of Fractur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the Microscopy of Oxidation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the Science and Application of Nanotube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Women in Physics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Woodfiber-Plastic Composite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ference on Yeast Genetics and Molecular Biology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gress of Mechanical Engineering Societies (ICOME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gress on Biological and Medical Engineer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gress on Catalysis (ICC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gress on Frontiers of Welding Science and Technology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ngress on Thin Films (ICTF) / International Conference on Atomically Controlled Surfaces, Interfaces and Nanostructures (ACSIN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Corrosion Congress (IC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Dyke Conference 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Enformatika Conference (IE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FEZA Conferenc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Geostatistics Congres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Hydrogen Energy Congress &amp; Exhibition (IHE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Joint Conference on Neural Networks (IJCNN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k0-Users Workshop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Materials Research Congress (IMRC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Meeting on Environmental Biotechnology and Engineering (IMEBE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Meeting on Ferroelectricity ( IMF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Meeting on Paracoccidioidomycosi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Microwaves and Optoelectronics Conference (IMO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Mining Congress and Fair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Nuclear Chemistry Congress (INCC) 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Ozone World Congres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Paint Congress da ABRAFATI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Plansee Seminar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School on Crystal Growth and Characterization of Advanced Material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Seminar on Mineral Processing Technology (MPT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Solvent Extraction Conference (ISE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Symposium of Olfaction and Electronic Nose (ISOEN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Symposium of the Application of Computers and Operations Research in the Mineral Industry (APCOM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Symposium on Catalysis in Multiphase Reactor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Symposium on Computer Applications in the Minerals Industry (APCOM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Symposium on Electrical Insulating Material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Symposium on Environmental Management of Mining and Metallurgical Industrie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Symposium on Group Five Element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Symposium on High Damping Material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Symposium on High-Temperature Oxidation &amp; Corrosion <text:s/>(ISCHOC 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Symposium on Intercalation Compounds (ISI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Symposium on Large Scale Field Tests in Granit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Symposium on Mathematical and Computational Biology (BIOMAT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Symposium on Metastable and Nano Materials (ISMANAM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Symposium on Microencapsulation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Symposium on Mine Planning and Equipment Selection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Symposium on Mineral Deposits in South Americ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Symposium on Mortars Technology / Simpósio Brasileiro de Tecnologia de Argamassas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Symposium on Nanoporous Material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Symposium on Natural Polymers and Composites (ISNAPOL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Symposium on Non-Crystalline Solids (ISNCS) / Brazilian Symposium on Glass and Related Materials (BSGRM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Symposium on Olfaction and Electronic Nose (ISOEN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Symposium on Plasma Chemistry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Symposium on Processing &amp; Disposal of Mineral Industry Wastes (PDMIW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Symposium on Supercritical Fluids (ISSF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Symposium on the Passivation of Metals and Semiconductors, and the Properties of Thin Oxide Layer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Symposium on Trace Elements in Human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Symposium on Wood Science and Technologie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Topical Meeting on Industrial Radiation and Radioisotope Measurement Application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Winterschool on Electronic Properties of Novel Materials (IWEPNM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Workshop Ochratoxin A in Grapes and Win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Workshop on Bioencapsulation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Workshop on Genomic Database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Workshop on Industrial Crystallization (BIWI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Workshop on Nuclear Physics (WONP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nternational Workshop on Space Weather Forecast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ron Ore Conferenc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SES Solar World Congress</text:p>
            <text:p/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talian Conference on Chemical and Process Engineering <text:s/>(ICheaP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IWA World Water Congress and Exhibition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Joint AIRAPT/EHPRG International Conference on High Pressure Science and Technology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Joint ASME/ASCE/SES Conference on Mechanics and Material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Joint Conference of HSLA Steels and ISUGS 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Jornada de Estudos Ambientais e Novas Tecnologia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Jornada de Jovens Pesquisadores da AUGM / Jornadas de Jóvenes Investigadores de AUGM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Jornada Ibero-Americana de Células Combustíveis e Hidrogênio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Jornada Paulista de Radiologi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Jornadas de Análisis Sensorial 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NGENHARIAS II <text:s text:c="35"/></text:p>
          </table:table-cell>
          <table:table-cell table:style-name="ce3" office:value-type="string">
            <text:p>Jornadas Luso-Brasileiras de Proteção Contra Radiações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NGENHARIAS II <text:s text:c="35"/></text:p>
          </table:table-cell>
          <table:table-cell table:style-name="ce3" office:value-type="string">
            <text:p>Jornadas Luso-Brasileiras de Proteção Contra Radiações / Jornadas Portuguesas de Proteção contra Radiações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Jornadas Portuguesas de Proteção Contra Radiações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Journées Polymères Conducteurs (JP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Latin American &amp; Caribbean Petroleum Engineering Conference (LACPEC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Latin American Congress on Electricity Generation and Transmission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Latin American Symposium of Chronobiology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Latin American Workshop on Magnetic Materials and their Applications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Light Metals Symposium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LOWRAD International Congres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Lunar and Planetary Science Conference (LPSC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Meeting of the Electrochemical Society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Meeting on Nanobiotechnology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Mercosur Congress on Chemical Engineering / Mercosur Congress on Process Systems Engineering (ENPROMER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Microscopy &amp; Microanalysis Meet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Mine Planning and Equipment Selection (MPES ) / Computer Applications in the Minerals Industries (CAMI 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Mineral Deposits in South America Symposium / Argentine Geological Congress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Minerals Engineering Conferenc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Monte Carlo Topical Meet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MRS Fall Meet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MRS Spring Meet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NATAS Annual Conferenc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Network of Nanobiotechnology Meeting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Nickel Processing Conferenc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Nitriding Symposium 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NMR Users Meeting / Portuguese-Brazilian NMR Meet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North American Catalysis Society Meeting (NAM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Nuclear Science Symposium (NSS) / Medical Imaging Conference (MI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Oficina de Aplicações de Técnicas de Luz Síncrotron e Microscopia em Catálise Heterogêne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Oktober Fórum / Encontro de Engenharia Químic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Pharmaceutical Sciences World Congress (PSWC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Physics and Biology Conference 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PIM Conferenc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Pittsburgh Conference (PittCon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Polymer Nanocomposites Conferenc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Polymer Processing Society Annual Meet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Portuguese Materiais Society Meeting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Processing &amp; Disposal of Mineral Industry Wastes Conference (PDMIW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Projeto Temático sobre Desenvolvimento, Análise, Aprimoramento e Otimização de Reatores Anaeróbios para Tratamento de Águas Residuária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Reunião Anual da SBMCT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Reunião Anual da SBPC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Reunião Anual da SBPqO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Reunião Anual da SBQ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Reunião Anual da Sociedade Brasileira de Bioquímica e Biologia Molecular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Reunião Anual da Sociedade Brasileira de Químic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Reunião Anual do Programa de PPG em Biologia Celular e Molecular da UFRG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Reunião da Sociedade Brasileira de Cristalografi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Reunião Regional da Associação Brasileira de Estatística (RRABE) / Semana de Estatistic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Reunião Técnica do Programa de Pós-Graduação em Ciência e Tecnologia de Materiais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Review of Progress in Quantitative Nondestructive Evaluation (QNDE) 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Rio Pipeline Conferenc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cientific Meeting of the Brasilian Society of Nuclear Biosciences / Encuentro Cientifico HispanoBrasileño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EM Annual Conference &amp; Exposition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emana da Integração da UNICAP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emana de Ensino, Pesquisa e Extensão da UFSC (SEPEX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emana Farmacêutica de Ciência e Tecnologia da USP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eminário Brasileiro de Análise (SBA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eminário Brasileiro sobre Borracha Termoplástica e TPV da ABTB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eminário de Aciaria Internacional / Steelmaking Seminar International</text:p>
            <text:p/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eminário de Engenharia Geotécnica do Rio Grande do Sul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eminário de Extensão Universitária da Região Sul (SEURS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eminário de Fusão, Refino e Solidificação dos Metais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eminário de Geologia e Mineração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eminário de Hidrólise Enzimática de Biomassas (SHEB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eminário de Laminação da ABM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eminário de Laminação, Processos e Produtos Laminados e Revestidos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eminário de Metais não Ferrosos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eminário de Tecnologia de Motores, Combustíveis e Emissõe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eminario Iberoamericano de Tecnología de Materiale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eminario Latinoamericano y del Caribe en Ciencia y Tecnología de los Alimentos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eminario Latino-Iberoamericano de Gestión Tecnológic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eminário Nacional de Controle e Automação (SNCA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eminário Nacional de Forjamento (SENAFOR) / Conferência Internacional de Forjamento / Conferência Nacional de Conformação de Chapas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eminário Nacional de Produção e Transmissão de Energia Elétrica (SNPTEE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eminário Rede Cooperativa de Pilha a Combustível de Óxido Sólido Rede (PaCOS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eminário Rio Metrologi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eminário sobre Prevenção e Controle da Poluição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eminario-Taller Internacional RIASEF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impósio Brasileiro de Mealogeni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impósio Brasileiro de Microondas e Optoeletrônic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impósio Brasileiro de Minério de Ferro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impósio Brasileiro de Óleos Essenciais (SBOE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impósio Brasileiro de Pesquisa Operacional (SBPO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impósio Brasileiro de Pós-Colheita de Frutos Tropicais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impósio Brasileiro de Química Teórica (SBQT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impósio Brasileiro de Recursos Hídricos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impósio da Rede Multitarefas de Materiais Especiais do Norte/Nordeste (REMULT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imposio de Controle Biológico (SICONBIOL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impósio de Geologia do Nordeste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impósio de Hidrólise Enzimática de Biomassas (SHEB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impósio de Instrumentacão e Imagens Médicas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impósio de Metrologia na Área da Saúde (Metrosaúde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impósio de Pesquisa dos Cafés do Brasil 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impósio de Pesquisa Operacional e Logística da Marinha (SPOLM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imposio de Recursos Genéticos para América Latina y el Caribe (SIRGEALC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impósio de Rochas Ornamentais do Nordeste (SRONE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impósio de Vulcanismo e Ambientes Associados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impósio em Ciência e Engenharia de Materiais (SICEM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impósio em Ciências de Alimentos (SIMPOCAL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impósio Ibero-Americano sobre o Betão nas Estruturas (SIABE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impósio Internacional de Engenharia Automotiva (SIMEA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imposio Internacional de Producción de Alcoholes y Levaduras (SIPAL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impósio Internacional de Prótese sobre Implante (SIPI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impósio Internacional de Qualidade Ambiental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impósio Internacional de Trefilação (IBraT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impósio Internacional Tendências e Inovações em Óleos e Gorduras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impósio Ítalo-Brasileiro de Engenharia Sanitária (SIBESA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impósio Luso Brasileiro de Engenharia Sanitária e Ambiental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impósio Nacional de Ensino de Física (SNEF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impósio Nacional de Estudos Tectônicos (SNET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impósio Nacional de Fermentações (SINAFERM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NM Annual Meet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outh American Workshop on Genomics and Community Genetics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PE International Improved Oil Recovery Conference in Asia Pacific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pecialized Conference on Sequencing Batch Reactor Technology (SBR) 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pring Meeting of the German Physical Society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UFFIB Seminário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ymposium of the Portuguese Materials Society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Symposium on Biotechnology for Fuels and Chemical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Taller y Simposio Latinoamericano sobre Digestión Anaerobia 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TIDIA Workshop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Trends in Mycology Meeting 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Triple Helix Conferenc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Unified International Technical Conference on Refractories (UNITECR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US National Congress on Computational Mechanics (USNCCM 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US-Brazil Higher Education Consortia Meeting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WasteEng Conferenc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Wordwide Congress on Refractorie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Workshop Brasil-Japão sobre Energia, Meio Ambiente e Desenvolvimento Sustentável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Workshop on Dynamics of Social and Economic Systems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Workshop on Semiconductor Nano-Spintronics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Workshop sobre Recuperação de Áreas Degradadas pela Mineração de Xisto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Workshop sobre Tecnologias para a Remoção de Nutrientes dos Dejetos de Origem Animal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Workshop Uso e Reúso de Águas de Qualidade Inferior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World Climate &amp; Energy Event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World Conference on Sampling and Blending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World Congress in Chemical Engineering (WCCE) / European Congress of Chemical Engineer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World Congress of Cellular and Molecular Biology 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World Congress of the International Ozone Association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World Congress on Anaerobic Digestion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World Congress on Chemical Engineering (WCCE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World Congress on Structural and Multidisciplinary Optimization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World Renewable Energy Congress (WRE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World Sustainable Building Conferenc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GENHARIAS II <text:s text:c="35"/></text:p>
          </table:table-cell>
          <table:table-cell table:style-name="Default" office:value-type="string">
            <text:p>Worldwide Congress on Materials and Manufacturing Engineering and Technology (COMMENT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NGENHARIAS II <text:s text:c="35"/></text:p>
          </table:table-cell>
          <table:table-cell table:style-name="Default" office:value-type="string">
            <text:p>X-Meeting. International Conference of the AB3C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April Meeting of the American Physical Society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Bianual Congresso Brasileiro de Parasitologia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Bienal de Pesquisa da FIOCRUZ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Brazilian Workshop on Semiconductor Physics (BWSP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lloque Constructivisme et Èducation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lóquio Brasileiro de História da Matemática / Encontro Luso-Brasileiro de História da Matemática 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loquio Internacional la Integración del Territorio en una Idea de Estado: México y Brasil, 1821-1946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lóquio Internacional sobre a Escola Latino-Americana de Comunicação (CELACOM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lóquio Leitura e Cognição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lóquio Luso-Brasileiro sobre Questões Curriculares 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lóquio Marx e Engels da UNICAMP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lóquio sobre Ensino Médio, História e Cidadania da UDESC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ference of the European Society for Research in Mathematics Education (CERME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ference of the International Group for the Psychology of Mathematics Education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ference on Metaphor in Language and Thought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ference on the Foundations of Information Scienc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ferencia Argentina de Educación Matemática (CAREM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ferencia Iberoamericana en Sistemas, Cibernética e Informática (CISCI) 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ferência Ibero-Americana IADIS WWW/Internet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ferência sobre Tecnologia de Equipamentos (COTEQ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o Iberoamericano de Informática Educativa Especial (CIIEE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o Interamericano de Psicologí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o Latinoamericano de Química (CLAQ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o Lectura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o Nacional de Divulgación de la Ciencia y la Técnica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Brasileiro de Avaliação Psicológica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Brasileiro de Economia e Sociologia Rural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Brasileiro de Engenharia de Pesca (CONBEP)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Brasileiro de Engenharia Sanitária e Ambiental (CBESA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Brasileiro de Filosofia da Religião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Brasileiro de Física Médica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Brasileiro de Genética Clínic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Brasileiro de Geologia de Engenharia e Ambiental (CBGE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Brasileiro de Herpetologia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Brasileiro de Medicina de Família e Comunidad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Brasileiro de Microbiologia (CBM)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Brasileiro de Oceanografia 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Brasileiro de Pesquisas Ambientais e Saúde (CBPA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NSINO DE CIÊNCIAS E MATEMATICA <text:s text:c="18"/></text:p>
          </table:table-cell>
          <table:table-cell table:style-name="ce3" office:value-type="string">
            <text:p>Congresso Brasileiro de Psicologia do Desenvolvimento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Brasileiro de Química (CBQ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Brasileiro de Sexualidade Humana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Cientifico da Região Centro-Ocidental do Paraná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da ABRASCO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da Escola Particular Gaúch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da Sociedade Brasileira de Computação (CSBC)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da Sociedade Brasileira de Medicina Tropical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da Sociedade Brasileira de Medicina Tropical / Encontro de Medicina Tropical do Cone Sul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da Sociedade de Zoológicos do Brasil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da Sociedade Portuguesa de Ciências da Educação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de Ecologia do Brasil (CEB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de Geoquímica dos Países de Língua Portugues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NSINO DE CIÊNCIAS E MATEMATICA <text:s text:c="18"/></text:p>
          </table:table-cell>
          <table:table-cell table:style-name="ce3" office:value-type="string">
            <text:p>Congresso de Iniciação Científica da UnB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L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NSINO DE CIÊNCIAS E MATEMATICA <text:s text:c="18"/></text:p>
          </table:table-cell>
          <table:table-cell table:style-name="ce3" office:value-type="string">
            <text:p>Congresso de Iniciação Científica da UnB / Congresso de Iniciação Científica do DF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de Pesquisa e Ensino em História da Educação em Minas Gerais (COPEHE-MG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dos Estudantes de Letras do Estado do Rio de Janeiro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Ibero-Americano de Extensão Universitária / Congreso Iberoamericano de Extensión Universitaria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Ibero-Americano sobre Violências nas Escola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Integrado de Iniciação Científica 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Internacional Cotidiano Diálogos sobre Diálogos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Internacional da ABRALIN 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Internacional de Psicologia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Internacional de Psicologia / Semana de Pscicologia da UEM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Internacional de Saúde / Seminário Científico do Centro de Ciências da Saúde da UEM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Internacional em Avaliação Educacional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Internacional Linguagem e Interação 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Internacional sobre Projetos na Educação (COPEDI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Interno de Iniciação Científica da UNICAMP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Latino-Americano de Fisiologia Vegetal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Latino-Americano de Psicologia da ULAPSI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Mundial de Centros de Ciência 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Mundial de Centros de Ciência / EXPO-Interativa </text:p>
            <text:p/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Mundial de Transdisciplinaridad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Nacional de Matemática Aplicada e Computacional (CNMAC)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Norte/Nordeste de Educação em Ciências e Matemática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Sul Catarinense de Computação (SULCOMP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 Sul-Americano de Filosofia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Congresso-Sul Americano de História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Anual de Iniciação Científica da UNICENTRO (EAIC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Brasileiro de Estudos da Complexidade (EBEC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Brasileiro de Psicoterapia e Medicina Comportamental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Comparar é Criar do PPGHC da UFRJ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de Arquivos Escolares e Museus Escolares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de Avaliação Institucional das IES Associadas da ABESC e ABRUC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de Ciências Sociais em Saúd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de História Oral do Nordeste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de Iniciação à Pesquisa da UNIFOR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de Iniciação Científica / Mostra de Pós-Graduação da UNITAU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de Iniciação Científica da PUC/SP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de Jovens Pesquisadores da UCS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de Pesquisa em Educação da Região Sudest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de Pesquisas em Educação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de Professores da ADCPII 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do GT Filosofia Contemporânea de Expressão Francesa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Estadual de Ensino de Física do PPGEF/UFRGS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Estadual de Geografia e Ensino / Semana da Geografia da UEM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Internacional de Educação Física (ENIEF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Internacional de Pesquisadores de Políticas Educativas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Internacional Educação Matemática: Caminhos e Encruzilhadas, em Homenagem a Paulo Abrantes (1953-2003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Maringaense de Biologia / Semana da Biologia da UEM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Mineiro de Engenharia de Produção (EMEPRO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Nacional de Pós-Graduação em Medicina</text:p>
            <text:p/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Nacional de Prática de Ensino de Geografia <text:s/>(ENPEG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Nacional de Professores de Matemática (ProfMat)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Nacional sobre Gestão Empresarial e Meio Ambiente (ENGEMA)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Nacional sobre Hipertexto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NSINO DE CIÊNCIAS E MATEMATICA <text:s text:c="18"/></text:p>
          </table:table-cell>
          <table:table-cell table:style-name="ce3" office:value-type="string">
            <text:p>Encontro Pan-Amazônico de Educação Ambiental <text:s/>(EPEAMB) / Reunião dos Representantes das CIEA's do Norte (RECINORTE) / Encontro Estadual de Educação Ambiental (EEEA)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NSINO DE CIÊNCIAS E MATEMATICA <text:s text:c="18"/></text:p>
          </table:table-cell>
          <table:table-cell table:style-name="ce3" office:value-type="string">
            <text:p>Encontro Pan-Amazônico de Educação Ambiental (EPEAMB)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NSINO DE CIÊNCIAS E MATEMATICA <text:s text:c="18"/></text:p>
          </table:table-cell>
          <table:table-cell table:style-name="ce3" office:value-type="string">
            <text:p>Encontro Paraense de Educação de Matemática (EPAEM)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Paraense de Estudantes de Biologia (EPEB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Paulista de Pesquisa em Ensino de Química (EPPEQ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Regional de Biologia da Regional (EREBIO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Regional de Educadores de Uberaba e Triângulo Mineiro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Regional de Química da SBQ-Regional Araraquara/Ribeirão Preto/São Carlo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Regional dos Estudantes de Matemática da Região Sul (ErematSul)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ontro sobre Diamante, Carbono Amorfo, Nanotubos e Materiais Correlacionados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uentro Iberoamericano sobre Investigación Básica en Educación en Ciencias (EIBEC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ncuentro Internacional de Educación Superior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Escola de Inverno de Física da UFSM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NSINO DE CIÊNCIAS E MATEMATICA <text:s text:c="18"/></text:p>
          </table:table-cell>
          <table:table-cell table:style-name="ce3" office:value-type="string">
            <text:p>European Science Education Research Association Conference</text:p>
          </table:table-cell>
          <table:table-cell table:style-name="ce10" office:value-type="string">
            <text:p>A</text:p>
          </table:table-cell>
          <table:table-cell table:style-name="ce10"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Feira de Tecnologia, Ciência e Extensão da UFRN 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Fórum de Extensão e Cultura da UEM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NSINO DE CIÊNCIAS E MATEMATICA <text:s text:c="18"/></text:p>
          </table:table-cell>
          <table:table-cell table:style-name="ce3" office:value-type="string">
            <text:p>Fórum de Investigação Qualitativa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NSINO DE CIÊNCIAS E MATEMATICA <text:s text:c="18"/></text:p>
          </table:table-cell>
          <table:table-cell table:style-name="ce3" office:value-type="string">
            <text:p>Fórum de Investigação Qualitativa / Painel Brasileiro-Alemão de Pesquisa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NSINO DE CIÊNCIAS E MATEMATICA <text:s text:c="18"/></text:p>
          </table:table-cell>
          <table:table-cell table:style-name="ce3" office:value-type="string">
            <text:p>Fórum FAPA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ENSINO DE CIÊNCIAS E MATEMATICA <text:s text:c="18"/></text:p>
          </table:table-cell>
          <table:table-cell table:style-name="ce3" office:value-type="string">
            <text:p>Fórum FAPA / Mostra de Iniciação Científica (MIC) / Mostra de Experiências Pedagógicas (MEP) / Mostra de Pesquisas em Pós-Graduação (MPPG)</text:p>
          </table:table-cell>
          <table:table-cell table:style-name="ce10" office:value-type="string">
            <text:p>C</text:p>
          </table:table-cell>
          <table:table-cell table:style-name="ce10"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Fórum Nacional de Educação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Fórum Nacional de Educação e Saúde / Seminário Nacional de Educação Popular e Saúde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Fórum Nacional do Meio Ambiente / Semana de Educação Ambiental da UNIJUI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Fórum Regional de Economia Agrícola da SOBER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Gathering in Biosemiotics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IASTED International Conference on Artificial Intelligence and Applications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ICMI Study Conferenc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Informing Science + Information Technology Education Joint Conference (InSITE)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International A.S.I. Conference Implicative Statistic Analysis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International Conference on Electrical Engineering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International Conference on Engineering and Computer Education (ICECE)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International Conference on Graphics Engineering for Arts and Design (GRAPHICA)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International Conference on Multimedia and Information &amp; Communication Technologies in Education (m-ICTE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International Conference on Physics Education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International Congress of the History of Science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International Forum for Social Science and Health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International Society for Cultural and Activity Research Congress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International Symposium on Shiftwork and Working Time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IUSSP International Population Conference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Jornada Científica de Pós-Graduação da FIOCRUZ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Jornada Giulio Massarani de Iniciação Científica, Artística e Cultural da UFRJ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Jornadas Nacionales / Congreso Internacional de Enseñanza de la Biología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Jornadas sobre Alternativas Religiosas na América Latina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Journées Internationales sur la Communication, l'Éducation et la Culture Scientifiques, Techniques et Industrielles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Latin American Conference on Pattern Languages of Programming 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Meeting of the International Society for History, Philosophy and Social Studies of Biology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Mostra de Ensino, Extensão e Pesquisa da UNIVATES (MEEP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Mostra Inova da UFRGS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PCST Working Symposium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Pedagógica MG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Reunião Anual da SBBq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Reunião Científica de Educação Física da UNESP-Bauru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Reunião da Rede de Intercâmbios para a História e a Epistemologia das Ciências Químicas e Biológicas (RIHECQB)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Reunión de la Red de Popularización de la Ciencia y la Tecnología para América Latina y el Caribe 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Reunión Internacional de la RIHECQB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alão de Iniciação Científica da UFRGS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ana Acadêmica do Curso de Física Médica da UNIFR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ana Científica do UNILASALLE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ana da Licenciatura em Matemática / Reunião Científica da FC/UNESP-Bauru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ana da Matemática do CES/JF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ana de Ciência, Tecnologia e Cultura da UFRN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ana de Ensino, Pesquisa e Extensão da UFPR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ana de Ensino, Pesquisa e Extensão do Setor de Educação da UFPR / Encontro Regional-Sul de Ensino de Biologia (EREBIO-SUL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ana de Graduação / UERJ sem Muro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ana de Integração Universidade-Sociedade da UNICAP (SIUS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ana UERJ de Meio Ambiente 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inário Brasileiro de Análise (SBA 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inário Corpo, Gênero e Sexualidade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inário de Ciências Sociais da UEM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inário de Epistemologia e Teorias da Educação (EPISTED)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inario de Gestión Tecnológica (ALTEC)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inário de Investigação em Educação Matemática (SIEM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inário de Matemática da UFJF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inário de Modernização Tecnológica Periféric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inário de Pesquisa da UNICAMP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inário de Pesquisa do CCSA/UFRN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inário de Pesquisa em Educação Matemática (SIPEM)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inário de Políticas Educacionais e Currículo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inário em Epistemologia e Educação Física Escolar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inário Estudantil de Pesquisa da UFBA (SEMEP)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inário Internacional As Redes de Conhecimentos e a Tecnologia da UERJ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inário Internacional Linguagens e Mediações na Educação em Ciências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inário Nacional de Inglês Instrumental / Seminário Nacional de Línguas Instrumentais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inário Nacional de Pesquisa em Enfermagem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inário Nacional de Tecnologia na Educação</text:p>
            <text:p/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inário Nacional sobre Política e Economia Mineral / Workshop DNPM Economia Mineral do Brasil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inário Nacional: Estado e Políticas Sociais no Brasil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inário Regional de Formação de Professores / Seminário Nacional de Formação de Professores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inário sobre Educação Matemática / Congresso de Leitura do Brasil (COLE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inário sobre LER/DORT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eminário sobre Literatura para Crianças e Jovens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impósio Brasileiro de Jogos para Computador e Entretenimento Digital (SBGames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impósio Brasileiro de Psicologia Política</text:p>
            <text:p/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number-columns-repeated="1020"/>
        </table:table-row>
        <table:table-row table:style-name="ro3">
          <table:table-cell office:value-type="string">
            <text:p>ENSINO DE CIÊNCIAS E MATEMATICA <text:s text:c="18"/></text:p>
          </table:table-cell>
          <table:table-cell table:style-name="Default" office:value-type="string">
            <text:p>Simpósio Brasileiro de Química Teórica (SBQT)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number-columns-repeated="1020"/>
        </table:table-row>
        <table:table-row table:style-name="ro5">
          <table:table-cell office:value-type="string">
            <text:p>ENSINO DE CIÊNCIAS E MATEMATICA <text:s text:c="18"/></text:p>
          </table:table-cell>
          <table:table-cell table:style-name="Default" office:value-type="string">
            <text:p>Simpósio da Associação Brasileira de História das Religiõe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ENSINO DE CIÊNCIAS E MATEMATICA <text:s text:c="18"/></text:p>
          </table:table-cell>
          <table:table-cell table:style-name="Default" office:value-type="string">
            <text:p>Simpósio de Biologia Marinh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ENSINO DE CIÊNCIAS E MATEMATICA <text:s text:c="18"/></text:p>
          </table:table-cell>
          <table:table-cell table:style-name="Default" office:value-type="string">
            <text:p>Simpósio de Ciências Aplicadas da FAEF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ENSINO DE CIÊNCIAS E MATEMATICA <text:s text:c="18"/></text:p>
          </table:table-cell>
          <table:table-cell table:style-name="Default" office:value-type="string">
            <text:p>Simpósio de Ecologia, Genética e Evolução de Drosophila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ENSINO DE CIÊNCIAS E MATEMATICA <text:s text:c="18"/></text:p>
          </table:table-cell>
          <table:table-cell table:style-name="Default" office:value-type="string">
            <text:p>Simposio de Educación Matemática (SEM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ENSINO DE CIÊNCIAS E MATEMATICA <text:s text:c="18"/></text:p>
          </table:table-cell>
          <table:table-cell table:style-name="Default" office:value-type="string">
            <text:p>Simpósio de Geologia do Sudeste 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ENSINO DE CIÊNCIAS E MATEMATICA <text:s text:c="18"/></text:p>
          </table:table-cell>
          <table:table-cell table:style-name="Default" office:value-type="string">
            <text:p>Simpósio de Informática / Mostra de Software Acadêmico da PUCRS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ENSINO DE CIÊNCIAS E MATEMATICA <text:s text:c="18"/></text:p>
          </table:table-cell>
          <table:table-cell table:style-name="Default" office:value-type="string">
            <text:p>Simpósio Docência na Educação Superior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ENSINO DE CIÊNCIAS E MATEMATICA <text:s text:c="18"/></text:p>
          </table:table-cell>
          <table:table-cell table:style-name="Default" office:value-type="string">
            <text:p>Simpósio Interfaces das Representações Urbanas em Tempos de Globalização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ENSINO DE CIÊNCIAS E MATEMATICA <text:s text:c="18"/></text:p>
          </table:table-cell>
          <table:table-cell table:style-name="Default" office:value-type="string">
            <text:p>Simpósio Internacional de Informática Educativa (SIIE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ENSINO DE CIÊNCIAS E MATEMATICA <text:s text:c="18"/></text:p>
          </table:table-cell>
          <table:table-cell table:style-name="Default" office:value-type="string">
            <text:p>Simpósio Internacional Processo Civilizador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ENSINO DE CIÊNCIAS E MATEMATICA <text:s text:c="18"/></text:p>
          </table:table-cell>
          <table:table-cell table:style-name="Default" office:value-type="string">
            <text:p>Simpósio Internacional: Interfaces das Representações Urbanas em Tempos de Globalização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ENSINO DE CIÊNCIAS E MATEMATICA <text:s text:c="18"/></text:p>
          </table:table-cell>
          <table:table-cell table:style-name="Default" office:value-type="string">
            <text:p>Simpósio Multidisciplinar da USJT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ENSINO DE CIÊNCIAS E MATEMATICA <text:s text:c="18"/></text:p>
          </table:table-cell>
          <table:table-cell table:style-name="Default" office:value-type="string">
            <text:p>Simpósio Nordestino de Agroecologia e Agricultura Familiar 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ENSINO DE CIÊNCIAS E MATEMATICA <text:s text:c="18"/></text:p>
          </table:table-cell>
          <table:table-cell table:style-name="Default" office:value-type="string">
            <text:p>Simpósio sobre Trabalho e Educação da UFMG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ENSINO DE CIÊNCIAS E MATEMATICA <text:s text:c="18"/></text:p>
          </table:table-cell>
          <table:table-cell table:style-name="Default" office:value-type="string">
            <text:p>Simposium Iberoamericano de Educación, Cibernética e Informática (SIECI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ENSINO DE CIÊNCIAS E MATEMATICA <text:s text:c="18"/></text:p>
          </table:table-cell>
          <table:table-cell table:style-name="Default" office:value-type="string">
            <text:p>STS (R)evolutions Conference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ENSINO DE CIÊNCIAS E MATEMATICA <text:s text:c="18"/></text:p>
          </table:table-cell>
          <table:table-cell table:style-name="Default" office:value-type="string">
            <text:p>Symposium of the International Colour Vision Society (ICVS)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ENSINO DE CIÊNCIAS E MATEMATICA <text:s text:c="18"/></text:p>
          </table:table-cell>
          <table:table-cell table:style-name="Default" office:value-type="string">
            <text:p>Taller Latinoamericano Ciencia, Comunicación y Sociedad / Congreso Nacional de Divulgación de la Ciencia y la Técnica 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ENSINO DE CIÊNCIAS E MATEMATICA <text:s text:c="18"/></text:p>
          </table:table-cell>
          <table:table-cell table:style-name="Default" office:value-type="string">
            <text:p>Université d’Eté de l’Innovation Rural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ENSINO DE CIÊNCIAS E MATEMATICA <text:s text:c="18"/></text:p>
          </table:table-cell>
          <table:table-cell table:style-name="Default" office:value-type="string">
            <text:p>Workshop on Partial Differential Equations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ENSINO DE CIÊNCIAS E MATEMATICA <text:s text:c="18"/></text:p>
          </table:table-cell>
          <table:table-cell table:style-name="Default" office:value-type="string">
            <text:p>Workshop sobre Informática na Escola (WIE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Annual Convention of the Media Ecology Association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Annual Hawaii International Conference on Social Science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Annual Meeting on Socio-Economics of SAS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Asian-Pacific Conference on International Accounting Issue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Atélier de Travail Multidisciplinaire sur la Gestion de l´Eau Comme Bien Commun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Atelier Organisations Professionnelles Rurales et Développement Durab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Bienal do Livro de Goiás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Brazilian-German Seminar from World Modernity to Multiple Modernities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CHLA/UFPB Conhecimento em Debate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iclo de Debates Zilda Feres da UNESP-Maríli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lloque Annuel de l'Association Internationale de Sociologie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lloque Circulation Internationale des Élites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lloque de la Société Française d'Economie Rur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lloque Internationale Cette Terre Brésilienne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lloque le Brésil de Lul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lloque les Institutions du Développement Durable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lloques de la Société Française d'Économie Rur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lóquio Agricultura Familiar e Desenvolvimento Rural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lóquio do LAHES da UFJF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lóquio em História Agrária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lóquio Escritores e Poder Político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lóquio Internacional da AFIRSE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loquio Internacional de Geocrític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lóquio Internacional sobre a Escola Latino-Americana de Comunicação (CELACOM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loquio Internacional sobre Gestión Universitaria en America del Sur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lóquio Marx e Engels da UNICAMP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lóquio sobre Transformaciones Territoriale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SOCIOLOGIA <text:s text:c="39"/></text:p>
          </table:table-cell>
          <table:table-cell table:style-name="Default" office:value-type="string">
            <text:p>Colóquio Sul-Americano de Realismo Jurídico / Congresso Sul-Americano de Filosofia do Direito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ference Comparative Perspectives on Adolescent Development in a Globalizing World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ference of the Association of Social Anthropologists of the UK and the Commonwealth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ferência Brasileira de Folkcomunicação da UNIVATES (Folkcom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ferencia Latina de Reducción de Daños Relacionados con los Usos de Drogas (CLAT) 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ferencia Latinoamericana de Escuelas y Facultades de Arquitectura 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ferência Latino-Americana de Saúde no Trabalho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ferência Latino-Americana de Saúde Ocupacional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ferência Nacional de Saúde do Trabalhador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ferencia Regional de América Latina y del Caribe de ISTR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ferência Regional sobre Mudanças Globai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ès International de la Population / International Population Conference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o de Antropologí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o de la FIEALC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o Internacional del CLAD sobre la Reforma del Estado y de la Administración Pública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o Internacional sobre Pensamiento Político Hispánico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o Latinoamericano de Antropología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o Nacional de Estudios del Trabajo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o Regional Americano de Relaciones de Trabajo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 of the European Society for Rural Sociology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 of the International Association of Gerontology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ATUAL de Práticas Educativas (CONAPE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Brasileiro de Agroecologia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Brasileiro de Agroecologia / Seminário Estadual de Agroecologia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Brasileiro de Bioética / Congreso de Bioetica del MERCOSUR / Fórum de la Redbioética de UNESCO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Brasileiro de Ciências da Comunicação (INTERCOM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Brasileiro de Ciências Sociais e Humanas em Saúde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Brasileiro de Direito Internacional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Brasileiro de Engenharia Sanitária e Ambiental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Brasileiro de Extensão Universitária (Congrext)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Brasileiro de História Econômica 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Brasileiro de História Econômica / Conferência Internacional de História de Empresas</text:p>
            <text:p/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Brasileiro de Infectologia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Brasileiro de Naturismo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da ACFAS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da ANPPA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da Associação Latino-Americana de Sociologia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da Sociedade Brasileira de Diabetes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da Sociedade Brasileira de Economia e Sociologia Rural 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da Sociedade Brasileira de Sociologi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da Sociedade de Arqueologia Brasileira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de Extensão Universitária da UNESP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de Iniciação Científica / Congresso de Pesquisadores da Fundação Educacional de Ituverava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de Iniciação Científica da UF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de Iniciação Científica da UFSCar 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de Iniciação Científica da UNESP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de Pesquisadores Negro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de Pós-Graduação da UFSCar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Estadual Paulista sobre Formação de Professores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Ibero-Americano de Extensão Universitária / Congreso Iberoamericano de Extensión Universitari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Internacional de Educação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Internacional de Educação Física e Motricidade Humana / Simpósio Paulista de Educação Físic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Internacional de Filosofia (CONIFIL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Internacional de Formação Continuada, Pesquisa e Saberes Docentes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Internacional de Gastronomia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Internacional de História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Internacional de Psicologia Social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Interno de Iniciação Científica da UNICAMP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Latino-Americano de Antropologia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Latino-Americano de Psicologia da ULAPSI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Luso-Afro-Brasileiro de Ciências Sociais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Luso-Brasileiro de História da Educação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Luso-Brasileiro de Jornalismo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Mundial de Gerontologia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Mundial de Transdisciplinaridade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Nacional de Ensino Religioso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Nacional de Iniciação Científica (CONIC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Nacional de Pesquisadores do UNICEP (CONAPE)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Nacional de Psicanálise da UFC / Encontro de Psicanálise da UFC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Nacional de Sociólogos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Norte e Nordeste de Psicologi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gresso Regional de Ciências da Religião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venção de Contabilidade de Minas Gerais 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nvención de Ordenamiento Territorial y Urbanismo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Corredor de Idéias do Cone Sul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Anual da Sociedade Brasileira de Estudos de Cinem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Anual de Pós-Graduação do IFCH da UNICAMP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Brasileiro de Educação e Marxismo (EBEM)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Brasileiro de Estudos da Complexidade (EBEC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CEPAN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Científico da CNEC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da Associação Nacional dos Cursos de Graduação em Administração (ENANGRAD)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da Rede Nacional de Identificação e Localização de Crianças e Adolescentes Desaparecidos (REDESAP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da Sociedade Brasileira de Economia Ecológica (ECOECO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de Antropologia Visual em Alagoas / Festival Alagoano de Fotografia e Filmes Etnográfico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de Ciências Sociais da Metade Sul (ECS-SUL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de Ciências Sociais do Estado do Ceará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de Ciências Sociais do Norte e Nordeste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de Direito e Cultura Latino-Americanos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de Educação Ambiental de Botucatu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de Estudos em Estratégia da ANPAD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de Estudos Multidisciplinares em Cultura (ENECULT)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de Estudos sobre Empreendedorismo e Gestão de Pequenas Empresa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de Geografia de Mato Grosso (ENGEO/MT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de Geógrafos da América Latina (EGAL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de História Oral da Região Centro-Oeste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de História Oral do Nordeste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de Iniciação à Pesquisa da UNIFOR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de Iniciação Científica / Mostra de Pós-graduação da UNITAU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de Iniciação Científica da UEPB 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de Intercâmbio de Experiências do Fundo para Igualdade de Gênero-Brasil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de Pesquisa Educacional do Norte e Nordeste (EPENN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de Pesquisa em Educação da Região Sudeste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de Pesquisa na Área de Serviço Social 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de Pesquisadores da PUCSP na Área de Saúde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de Pós-Graduação em Pesquisa da UNIFOR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de Professores de História do Estado do Pará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Estadual de Educação Infantil e Séries Iniciais / Seminário Internacional da OMEP/BR/MS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Humanístico do CCH/UFMA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Ibérico de História do Pensamento Econômico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Latino de Economia Política da Informação, Comunicação e Cultura (ENLEPICC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Nacional da ANPAD (ENANPAD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Nacional da ANPUR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Nacional da Associação Brasileira de Estudos do Trabalho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Nacional de Economia Política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Nacional de Engenharia da Produção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Nacional de Estudos Populacionais 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Nacional de História Oral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Nacional de Pós-Graduação em Administração (ENANPAD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Nacional dos Estudantes de Ciências Sociais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Nacional sobre Gestão Empresarial e Meio Ambiente (ENGEMA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Pan-Amazônico de Educação Ambiental (EPEAMB)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por uma Nova Cultura da Água na América Latin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Regional da ABRALIC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Regional Sudeste de História Oral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Regional Sul da UNITRABALHO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Unificado de Ensino Pesquisa e Extensão da UFPB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ntro Unificado de Ensino, Pesquisa e Extensão da UFCG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ounter in Open Space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Encuentro de Centros y Programas de Estudios de la Mujer y de Género en Instituciones de Educación Superior de América Latina y el Caribe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Feira de Iniciação Científica e Salão de Extensão da FEEVALE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Fórum Ambiental da Alta Paulista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Fórum BNB de Desenvolvimento / Encontro Regional de Economia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Fórum de Desenvolvimento do MPANE da UFPE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Fórum de Investigação Qualitativa / Painel Brasileiro-Alemão de Pesquis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Fórum Jurídico Social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Fórum Nacional de Coordenadores de Projetos da Terceira Idade das Instituições de Ensino Superior 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Forum Nacional de Defesa Civil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Fórum Paraense de Grupos PET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Forum Social das Migraçõe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GEM Research Conferenc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IAMCR Conference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Iberoamerican Academy of Management International Conferenc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IGU Meeting Global Challenge and Marginalization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Institute for Research in Food and Health Marketing Conference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International Conference of RESER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International Conference on Technology Policy and Innovation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International Sociology Conference Environment, Knowledge and Democracy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Inter-University Consortium for International Social Development Symposium 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ISA Summer Meeting of the Research Committee 28 on Social Stratification and Mobility</text:p>
            <text:p/>
            <text:p><text:s/>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Jornada Científica da UFSCar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Jornada Científica da UFSCar / Congresso de Pós-Graduação da UFSCar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Jornada da ANG/R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Jornada de Estudos em Assentamento Rurai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Jornada de Filosofia e Teoria das Ciências Humanas da FFC/UNESP-Maríli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Jornada do HISTEDBR–Sul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Jornada do Núcleo de Ensino de Maríli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Jornada Internacional / Conferência Brasileira sobre Representações Sociai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Jornada Internacional de Políticas Públicas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Jornada Latinoamericana de Psicología Social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Jornada Multidisciplinar da UNESP-Bauru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Jornadas de Economia Regional Comparad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Jornadas de Investigación Histórico-Social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Jornadas de Jóvenes Investigadores de AUGM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Jornadas Interdisciplinarias de Estudios Agrarios y Agroindustriales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Jornadas Latino-Americanas de Teoría Polític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Journées Internationales de Sociologie du Travail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Journées Scientifiques du Réseau de Chercheurs Démographie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KRISIS: Fórum de Filosofia Contemporâne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LSA Annual Meeting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Mostra de Pesquisas de Pós-Graduação da PUC-SP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Mostra Inova da UFRG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Mostra Multicultural Milton Santos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National Conference on Brazilian Immigration to the U.S.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Open Meeting of the Human Dimensions of Global Environmental Change Research Community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Population Association of America Annual Meeting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Pré-Congresso FIEALC/SOLAR/UERJ/UFE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Reunião Anual da ANPOCS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Reunião Anual da SBPC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Reunião Brasileira de Antropologia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Reunião Intermediária do GT da ANPOC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alão de Iniciação Científica / Feira de Iniciação Científica da UFRG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alão de Iniciação Científica da UFRG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ana da Mulher do Núcleo de Direitos Humanos e Cidadania de Maríli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ana das Ciências Sociais da PUCR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ana de Ciências Sociais da FCHF/UFG 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ana de Ciências Sociais da UF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ana de Geografia da UEL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ana de História da UNIJALE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ana de Música da UECE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ana de Pesquisa e Extensão do Uni-BH</text:p>
            <text:p/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ana de Pós-Graduação em Sociologia da UNESP-Araraquar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ana de Relações Internacionais da FFC/ UNESP-Maríli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ana de Religião do CETRAB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ana do Administrador da UEM (SEMAD)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ana Universitária da UECE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ar from World Modernity to Multiple Modernites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Anual do Programa de Apoio a Projetos em Sexualidade e Saúde Reprodutiva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Brasileiro de Governabilidade Participativa das Cidade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Científico Teoria Política do Socialismo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de Ciência Política da UFPE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de Ciências Sociais da UEM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de Epistemologia e Teorias da Educação <text:s/>(EPISTED) / Colóquio de Epistemologia da Educação Físic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de Iniciação Científica da UFP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de Pesquisa / Seminário de Iniciação Científica da UNIANDRADE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de Pesquisa da FAP/SE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de Pesquisa do CCSA/UFRN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de Pesquisa dos Centros de Memória da UNICAMP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de Pesquisa e Extensão / Colóquio de Iniciação Científica do CCH/UNIOESTE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de Pesquisa e Extensão da UEMG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de Pesquisa e Pós-Graduação da UFBA (SEMPPG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de Pesquisa em Ciências Sociais da UEL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de Pesquisa Memória e Contemporaneidade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Direitos Humanos no Século XXI do Núcleo de Direitos Humanos e Cidadania de Marília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do Centro de Memória da Educação Física da UFMG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Especial sobre Segurança Públic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Estudantil de Pesquisa da UFBA (SEMEP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ario Ibero-Americano de Gestión Tecnológic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Internacional Ciência eTecnologia na América Latina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Internacional Comércio, Cultura e Políticas Públicas em Tempos de Globalização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Internacional da Rede UNIRCOOP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Internacional de Históri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ario Internacional de la Red Iberoamericana de Investigadores sobre Globalización y Territorio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ario Internacional del Instituto de Estudios Avanzado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Internacional Enfoques Feministas e o Século XXI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ario Internacional Enfoques y Perspectivas de la Enseñanza del Desarrollo Rural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ario Internacional Familias: Cambios y Estrategias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Internacional Inclusão Social e as Perspectivas Pós-Estruturalistas de Análise Social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Internacional Nanotecnologia, Sociedade e Meio Ambient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Internacional sobre Trabalho Escravo e Direitos Humanos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Latino-Americano de Sociologia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Mundo Rural e as Ciências Sociai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Nacional da CUT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Nacional de Desenvolvimento Rural Sustentável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Nacional de História da Ciência e da Tecnologia (SNHCT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Nacional de Políticas Públicas para as Culturas Populare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Nacional Mulher e Literatura / Seminário Internacional Mulher e Literatur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Nacional Redescobrindo o Brasil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Rituais, Representações, Violênci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Saúde, Meio Ambiente e Cultura: 100 anos de Oswaldo Cruz na Amazôni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sobre Direitos Humanos no Século XXI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sobre Propriedade Intelectual e Patrimônio Cultural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Temático de Geografia do Norte do Paraná / Semana de Geografia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UFSCar/UNESP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eminário Universitas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impósio ANPAE-Sudeste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impósio Brasileiro de Recursos Hídricos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impósio CEHILA-Brasil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impósio Comemorativo aos 10 Anos do Curso de Especialização em Educação Ambiental e Recursos Hídricos da USP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impósio de Áreas Protegidas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impósio de Ciências da Comunicação na Região Nordeste (Sipec Nordeste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impósio de Filosofia e Ciência da UNESP-Maríli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impósio de Filosofia Moderna e e Contemporâne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impósio de Iniciação Científica da UNIFIL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impósio de Pesquisa em Comunicação da Região Sudeste (Sipec-Sudeste)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impósio de Sexualidade e Educação Sexual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impósio Drogas do NEIP/USP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impósio Estado Brasileiro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impósio Estadual Lutas Sociais na América Latin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impósio Impasses e Dilemas da Política de Assentamentos 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impósio Interfaces das Representações Urbanas em Tempos de Globalização 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impósio Internacional da Associação Ibero-Americana de Filosofia Política 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impósio Internacional da Conferência Luso-Francófona da Saúde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impósio Internacional de História da Amazônia / Encontro Regional de História da ANPUH-P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impósio Internacional de História da UEM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impósio Internacional de Iniciação Científica da USP (SIICUSP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impósio Internacional do Adolescent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impósio Internacional Processo Civilizador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impósio Multidisciplinar da USJT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impósio Nacional da Associação Brasileira de História das Religiões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impósio Nacional de Geografia Agrária / Simpósio Internacional de Geografia Agrária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impósio Nacional de Geografia Agrária / Simpósio Internacional de Geografia Agrária / Jornada Ariovaldo Umbelino de Oliveir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impósio Nacional de Geografia Urbana (SIMPURB)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impósio Nacional de Vigilância em Saúde do Trabalhador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impósio sobre Trabalho e Educação da UFMG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ociété Internationale de Sociologie des Religions Conférence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Society for Conservation Biology Annual Meeting 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Université d´Été de l´Innovation Rurale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US-Brazil Higher Education Consortia Meeting 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Workshop Identificação de Gargalos Tecnológicos na Agroindústria Paranaense</text:p>
          </table:table-cell>
          <table:table-cell office:value-type="string">
            <text:p>C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Workshop População e Meio Ambiente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Workshops de Investigação do Centro de Investigação e Estudos de Sociologia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World Congress of Criminology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World Congress of the International Institute of Sociology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office:value-type="string">
            <text:p>SOCIOLOGIA <text:s text:c="39"/></text:p>
          </table:table-cell>
          <table:table-cell table:style-name="Default" office:value-type="string">
            <text:p>World Congress on Conservation Agriculture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AAMAS Workshop on Agents, Norms and Institutions for Regulated Multiagent Systems (ANIREM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ACM Conference on Electronic Commerc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ACM Conference on Hypertext and Hypermedia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ACM Eurographics Symposium on Computer Animation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ACM International Conference on Computing Frontiers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ACM International Symposium on Advances in Geographic Information Systems (ACM-GI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ACM International Symposium on Modeling, Analysis and Simulation of Wireless and Mobile System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ACM International Workshop on Mobility Management and Wireless Access (MobiWac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ACM International Workshop on Video Surveillance &amp; Sensor Networks (VSSN) / ACM International Conference on Multimedia 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ACM International Workshop on Web Information and Data Management (WIDM) / ACM Conference on Information and Knowledge Management (CIKM) 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ACM SIGGRAPH International Conference on Virtual-Reality Continuum and its Applications in Industry (VRCAI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6" office:value-type="string">
            <text:p>ACM Symposium on Applied Computing (SA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ACM Symposium on Document Engineer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ACM/IEEE Joint Conference on Digital Librarie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ACM/SIGDA International Symposium on Field-Programmable Gate Array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ACM-SIAM Symposium on Discrete Algorithms (SODA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ACM-SIGPLAN International Conference on Principles and Practice of Declarative Programm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6" office:value-type="string">
            <text:p>Annual ACM Conference on Object-Oriented Programming, Systems, Languages and Applications (OOPSLA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Annual ACM Symposium on Computational Geometry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Annual Conference of the IEEE Industrial Electronics Society (IECON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Annual IEEE Information Assurance Workshop (IAW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6" office:value-type="string">
            <text:p>Annual International ACM SIGIR Conference on Research &amp; Development on Information Retrieval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Annual International Computer Software and Applications Conference (COMPSA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Annual International Conference on Research in Computational Molecular Biology (RECOMB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Annual International Symposium on High-Performance Computing Systems and Application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Annual Simulation Symposium (ANSS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Australasian Conference on Information Security and Privacy (IDEAS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Australian Joint Conference on Artificial Intelligence (AI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Brazilian Symposium on Formal Methods (SBMF) / Simpósio Brasileiro de Métodos Formais (SBMF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Brazilian Symposium on Graphs, Algorithms, and Combinatorics (GRACO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Brazilian Workshop on Aspect-Oriented Software Development (WASP) / Workshop Brasileiro de Desenvolvimento de Software Orientado a Aspectos (WASP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Canadian Conference on Artificial Intelligence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Conference on Human Factors in Computing Systems (CHI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Conferencia Latinoamericana de Informatica (CLEI) / Latin American Conference on Informatics (CLEI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Conferência Latino-Americana em Linguagens de Padrões para Programação / Latin American Conference on Pattern Language of Programming (SugarLoafPloP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sobre Informática na Escola (WIE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Design Automation Conference (DA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Design, Automation and Test in Europe Conference &amp; Exhibition (DATE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Eclipse Technology eXchange Workshop at OOPSLA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EDBT Ph.D. Workshop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EduTech Workshop / IFIP World Computer Congress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Consumer Communications and Networking Conference (CCNC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Euro-Par Conferenc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European Conference on Artificial Intelligence (ECAI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European Conference on Logics in Artificial Intelligenc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European Conference on Principles and Practice of Knowledge Discovery in Databases 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European PVM/MPI Users’ Group Conference (EuroPVM/MPI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Experimental Software Engineering Latin American Workshop (ESELAW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FIP/IEEE International Workshop on Distributed Systems: Operations and Management (DSOM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Hawaii International Conference on System Sciences (HICSS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ADIS International Conference WWW/Internet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bero-American Artificial Intelligence Conference (IBERAMIA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Annual Workshop on Workload Characterization (WW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CAS Symposium on Emerging Technologies, Frontiers of Mobile and Wireless Communication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Conference on Computational Complexity (CC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Conference on Computer Vision and Pattern Recognition <text:s/>(CVPR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Conference on Cybernetics and Intelligent Systems (CIS) / IEEE Conference on Robotics, Automation and Mechatronics (RAM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Conference on Decision and Control (CD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Conference on Local Computer Networks (LCN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Congress on Evolutionary Computation (CEC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European Test Symposium (ET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Global Telecommunications Conference (GLOBECOM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International Conference on Advanced Learning Technologies (ICALT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International Conference on Communications (IC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International Conference on Computational Cybernetics (ICCC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International Conference on Data Mining (ICDM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International Conference on Distributed Computing Systems (ICDC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International Conference on Emerging Technologies and Factory Automation (ETFA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International Conference on Fuzzy Systems (FUZZ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International Conference on Image Processing (ICIP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International Conference on Information Reuse and Integration (IRI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International Conference on Methods and Models in Automation and Robotics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International Conference on Multimedia &amp; Expo (ICME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International Conference on Services Computing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International Conference on Software Engineering and Formal Methods (SEFM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International Conference on Systems, Man, and Cybernetics (SM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International Conference on Tools with Artificial Intelligence (ICTAI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International Conference on Web Services (ICWS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International On-Line Testing Symposium (IOLT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International Performance Computing and Communications Conference (IPCC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International Symposium on Circuits and Systems (ISCA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International Symposium on Distributed Simulation and Real Time Applications (DS-RT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International Symposium on High Performance Distributed Computing (HPD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International Symposium on Modeling, Analysis and Simulation of Computer and Telecommunication Systems (MASCOT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International Symposium on Multimedia (ISM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International Symposium on Network Computing and Applications (NCA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International Symposium on Reliable Distributed Systems (SRD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International Symposium on Signal Processing and its Applications (ISSPA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International Symposium on Software Reliability Engineering (ISSRE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International Workshop on Enabling Technologies Infrastructure for Collaborative Enterprises (WETICE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International Workshop on IP Operations &amp; Management (IPOM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International Workshop on Machine Learning for Signal Processing (MLSP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International Workshop on Object-Oriented Real-Time Dependable Systems (WORD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International Workshop on Policies for Distributed Systems and Networks (POLICY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Latin American Test Workshop (LATW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Midwest Symposium on Circuits and Systems (MWSCAS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Pacific Rim International Symposium on Dependable Computing (PRD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Power Engineering Society General Meet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Power Systems Conference and Exposition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Symposium on Computational Intelligence in Bioinformatics and Computational Biology (CIBCB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Symposium on Computer-Based Medical Systems (CBM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Symposium on Information Visualization (InfoVi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Wireless and Communications and Networking Conference (WCN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Working Conference on Reverse Engineering (WCRE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Workshop on Articulated and Nonrigid Motion / IEEE Conference on Computer Vision and Pattern Recognition (CVPR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Workshop on Computer-Aided Modeling, Analysis and Design of Communication Links and Networks (CAMAD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Workshop on Design and Diagnostics of Electronic Circuits and Systems (DDEC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 Workshop on Embedded Systems for Real-Time Multimedia (ESTIMedia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/ACM International Conference on Automated Software Engineer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/ACM International Conference on Automated Software Engineering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/ACM International Symposium on Cluster Computing and the Grid (CCGrid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/ACM International Workshop on Grid Comput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/IFIP International Workshop on Rapid System Prototyping (RSP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/IFIP Network Operations and Management Symposium (NOM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/IFIP Workshop on End-to-End Monitoring Techniques and Services (E2EMON) / IFIP/IEEE Conference on Management of Multimedia Networks and Services (MMNS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/RSJ International Conference on Intelligent Robots and Systems 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EEE/WIC/ACM International Conference on Web Intelligence (WI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FIP International Conference on Decision Support Systems (DS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FIP International Conference on Network and Parallel Computing (NPC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FIP International Conference on Network Control and Engineering for QoS, Security and Mobility (Net-Con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FIP International Conference on Personal Wireless Communications (PW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FIP International Conference on Testing Communicating Systems (TestCom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FIP International Conference on Very Large Scale Integration (VLSI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FIP International Information Security Conferenc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FIP TC International Conference on Human-Computer Interaction (INTERACT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FIP Working Conference on Engineering for Human-Computer Interaction / International Workshop on Design, Specification and Verification of Interactive Systems (EHCI-DSVI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FIP Working Conference on Information and Communication Technologies (ICT) and Real-Life Learning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FIP Working Conference on Virtual Enterprises / IFIP World Computer Congress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FIP World Computer Congress 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FIP World Conference on Computers in Education (WCCE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<text:s/>Multi-Media <text:s/>Modelling Conference (MMM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f the North American Fuzzy Information Processing Society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Advanced Information Networking and Applications (AINA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Artificial Intelligence Applications and Innovations (AIAI) / IFIP World Computer Congress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Broadband Networks (BROADNETS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Computer Supported Cooperative Work in Design (CSCWD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Conceptual Model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Cooperative Information System (CoopI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Coordinated &amp; Multiple Views in Exploratory Visualization (CMV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Cryptology in India (INDOCRYPT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Data Warehousing and Knowledge Discovery (DaWaK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Database and Expert Systems Applications (DEXA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Database Systems for Advanced Applications (DASFAA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Dependable Systems and Networks (DSN) / Dependable Computing and Communications Symposium (DCC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E-Business and Telecommunication Networks (ICETE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Electronic Commerce and Web Technologies (EC-Web) 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Enterprise Information Systems (ICEI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Field-Programmable Logic and its Applications (FPL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Flexible Query Answering Systems (FQAS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Generative Programming and Component Engineering (GPCE) / Annual ACM Conference on Object-Oriented Programming, Systems, Languages and Applications (OOPSLA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Graph Transformation (ICGT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Hybrid Intelligent Systems (HI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Image and Graphics (ICIG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Inductive Logic Programming (ILP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Industrial and Engineering Applications of Artificial Intelligence and Expert Systems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Information Technology: Coding and Computing (ITCC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Integrated Formal Methods (IFM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Intelligent Text Processing and Computational Linguistics (CICLing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Intelligent User Interfaces (CADUI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Logic Programming (ICLP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Machine Learning and Applications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Networking (ICN) 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Parallel and Distributed Systems (ICPAD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Parallel Processing and Applied Mathematics (PPAM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Software Engineering (ICSE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Software Engineering and Formal Methods (SEFM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Software Engineering and Knowledge Engineering (SEKE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Software Maintenance (ICSM) 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Telecommunications (ICT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the Practice and Theory of Automated Timetabling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the Unified Modeling Languag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Very Large Databases (VLDB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Conference on Web Information Systems Engineering (WISE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Database Engineering and Applications Symposium (IDEAS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Embedded Systems Symposium (IESS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Joint Conference on Autonomous Agents and Multiagent Systems (AAMA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Joint Conference on Neural Networks (IJCNN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Parallel &amp; Distributed Processing Symposium (IPDP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Symposium on Computer Architecture and High Performance Computing (SBAC-PAD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Symposium on Distributed Objects and Applications (DOA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Symposium on Empirical Software Engineering (ISESE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Symposium on Graph Drawing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Symposium on High Performance Computing Systems and Applications (HPCS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Symposium on Information Processing in Sensor Networks (IPSN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Symposium on Mathematical Foundations of Computer Science (MFCS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Symposium on Theoretical Aspects of Computer Science (STAC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Working Conference on Advanced Visual Interfaces (AVI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Working Conference on Component Deployment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Workshop on Agent-Oriented Methodologies / ACM/SIGPLAN Conferences on Object-Oriented Programming, Systems, Languages and Applications (OOPSLA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Workshop on CIA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Workshop on Computer Aided Systems Theory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Workshop on Computer Supported Activity Coordination (CSAC) / International Conference on Enterprise Information Systems (ICEIS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Workshop on Database and Expert Systems Applications (DEXA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Workshop on Distributed Auto-Adaptive and Reconfigurable Systems / IEEE International Conference on Distributed Computing Systems (ICDCS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Workshop on Environments for Multi-Agent Systems / International Joint Conference on Autonomous Agents and Multi-Agent Systems (AAMAS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Workshop on Evolution and Change in Data Management (ECDM) / International Conference on Conceptual Modelling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Workshop on Global and Peer-to-Peer Computing / IEEE/ACM International Symposium on Cluster Computing and the Grid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Workshop on Global Software Development for the Practitioner (GSD) / International Conference and Software Engineering (ICSE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Workshop on Graph-Theoretic Concepts in Computer Science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Workshop on Groupware (CRIWG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Workshop on Hot Topics in Peer-to-Peer Systems (Hot-P2P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Workshop on Middleware for Grid Computing (MGC) / ACM/IFIP/USENIX International Middleware Conference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Workshop on Mobility Aware Technologies and Applications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Workshop on Multimedia Network Systems and Applications (MNSA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Workshop on Operating Systems, Programming Environments and Management Tools for High-Performance Computing on Clusters (COSET) / ACM International Conference on Supercomputing (ICS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Workshop on Power and Timing Modeling, Optimization and Simulation (PATMO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Workshop on Service Assurance with Partial and Intermittent Resources (SAPIR) / International Conference on Telecommunications (ICT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Workshop on Software and Performance (WOSP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Workshop on Software Configuration Management (SCM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Workshop on Software Engineering for Large-Scale Multi-Agent Systems (SELMAS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Workshop on Systems, Signals and Image Processing (IWSSIP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Workshop on Task Models and Diagrams for User Interface Design (TAMODIA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Workshop on Ubiquitous Computing (IWUC) / International Conference on Enterprise Information Systems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ational World Wide Web Conference (IW3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nternet Measurement Conference (IMC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SAAC Congress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ISIE Conference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Latin American Conference on Pattern Languages of Programming (SugarLoafPLoP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Latin American Symposium on Theoretical Informatics (LATIN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NASA-Goddard / IEEE Workshop on Formal Approaches to Agent-Based Systems (FAABS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Neural Information Processing Systems Conference (NIPS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Pacific Rim International Workshop on Multi-Agents (PRIMA) / Pacific Rim International Conference on Artificial Intelligence (PRICAI)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Parallel Computing Software Techonology Algorithms Architectures and Applications Conference (ParCo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Pattern Languages of Programs Conference (PLoP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Seminário Integrado de Software e Hardware (SEMISH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Simpósio Brasileiro de Banco de Dados (SBBD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Simpósio Brasileiro de Bioinformática / Brazilian Symposium on Bioinformatics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Simpósio Brasileiro de Computação Gráfica e Processamento de Imagens (SIBGRAPI) / Brazilian Symposium on Computer Graphics and Image Processing (SIBGRAPI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Simpósio Brasileiro de Computação Musical / Brazilian Symposium on Computer Music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Simpósio Brasileiro de Engenharia de Software (SBES) / Brazilian Symposium on Software Engineering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Simpósio Brasileiro de Geoinformática (GEOINFO) / Brazilian Symposium on GeoInformatics (GEOINFO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Simpósio Brasileiro de Informática na Educação (SBIE) 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Simpósio Brasileiro de Inteligência Artificial (SBIA) / Brazilian Symposium on Artificial Intelligence (SBIA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Simpósio Brasileiro de Jogos para Computador e Entretenimento Digital (SBGames) / Brazilian Symposium on Computer Games and Digital Entertainment (SBGames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Simpósio Brasileiro de Jogos para Computador e Entretenimento Digital (SBGames) / Brazilian Symposium on Computer Games and Digital Entertainment (SBGames) / Workshop Brasileiro de Jogos e Entretenimento Digital (Wjogos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Simpósio Brasileiro de Linguagens de Programação (SBLP) / Brazilian Symposium on Programming Languages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Simpósio Brasileiro de Pesquisa Operacional (SBPO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Simpósio Brasileiro de Qualidade de Software (SBQS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Simpósio Brasileiro de Redes de Computadores (SBRC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Simpósio Brasileiro de Redes de Computadores (SBRC) / Workshop sobre Redes Peer-to-Peer (WP2P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Simpósio Brasileiro de Sistemas Multimídia e Web (SBMIDIA) / Brazilian Symposium on Multimedia and the Web (SBMIDIA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Simpósio Brasileiro de Telecomunicações (SBT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Simpósio Brasileiro em Segurança da Informação e de Sistemas Computacionais (SBSeg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Simpósio de Fatores Humanos em Sistemas Computacionais (IHC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Simpósio de Segurança em Informática (SSI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Software Technology and Engineering Practice (STEP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Symposium on Computer Architecture and High Performance Computing (SBAC-PAD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Symposium on Integrated Circuits and Systems Design / Simpósio Brasileiro de Concepção de Circuitos Integrados (SBCCI)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Symposium on String Processing and Information Retrieval (SPIRE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Symposium on Virtual Reality (SVR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Technical Symposium on Computer Science Education (SIGCSE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ing Conference on Knowledge Management in E-Government (KMGov)</text:p>
            <text:p/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Brasileiro de Desenvolvimento Baseado em Componentes (WDBC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Brasileiro de Desenvolvimento de Software Orientado a Aspectos (WASP) / Simpósio Brasileiro de Engenharia de Software (SBES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Brazilian Symposium on Computer Games and Digital Entertainment (SBGames) / Simpósio Brasileiro de Jogos para Computador e Entretenimento Digital (SBGames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de Desempenho de Sistemas Computacionais e de Comunicação (WPerformance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de Desenvolvimento Baseado em Componentes (WDBC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de Educação em Computação (WEI) / Congresso da Sociedade Brasileira de Computação (CSBC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de Gerência e Operação de Redes e Serviços (WGRS) / Simpósio Brasileiro de Redes de Computadores (SBRC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de Tempo Real (WTR) / Simpósio Brasileiro de Redes de Computadores (SBRC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de Testes e Tolerância a Falhas (WTF) / Simpósio Brasileiro de Redes de Computadores (SBRC) 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7" office:value-type="string">
            <text:p>Workshop de Testes e Tolerância a Falhas (WTF) / Simpósio Brasileiro de Redes de Computadores (SBRC) 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de TV Digital e Interativa / Simpósio Brasileiro de Computação Gráfica e Processamento de Imagens (SIBGRAPI) / Brazilian Symposium on Computer Graphics and Image Processing 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em Sistemas Computacionais de Alto Desempenho (WSCAD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in Software Model Engineering (WiSME) / UML Conference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on Agent-Oriented Software Engineering at AAMAS (AOSE) 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on Algorithm Engineering and Experiments (ALENEX)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on Application Design, Development and Implementation Issues in the Semantic Web / International World Wide Web Conference (WWW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on Architecting Dependable Systems (WADS ) / International Conference on Software Engineering (ICSE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on Architecture Description Languages / IFIP World Computing Congress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on Architectures and Methodologies for Building Agent-Based Learning Environment / Brazilian Symposium on Artificial Intelligence (SBIA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on Architectures for Cooperative Embedded Real-Time Systems (WACERTS) / IEEE International Real-Time Systems Symposium (RTSS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on Bridging the Gaps II: Bridging the Gaps Between Software Engineering and Human-Computer Interaction / International Conference on Software Engineering (ICSE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on Computer Architecture Education (WCAE) / Annual International Symposium on Computer Architecture (ISCA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on Contract Architectures and Languages (CoALa) / IEEE International EDOC Conference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on Critical Systems Development (CSD) / UML Conference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on Dependable Distributed Data Management / IEEE International Symposium on Reliable Distributed Systems (SRDS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on Early Aspects: Aspect-Oriented Requirements Engineering and Architecture Design (EA) / International Conference on Aspect-Oriented Software Development (AOSD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on Early Aspects: Aspect-Oriented Requirements Engineering and Architecture Design / ACM Conference on Object-Oriented Programming, Systems, Languages and Applications (OOPSLA)</text:p>
            <text:p/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on Engineering the Adaptive Web / International Conference on Adaptive Hypermedia and Adaptive Web-Based Systems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on Job Scheduling Strategies for Parallel Processing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on Logic, Language, Information and Computation (WoLLIC)</text:p>
          </table:table-cell>
          <table:table-cell office:value-type="string">
            <text:p>B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on Middleware for Pervasive and Ad-Hoc Computing / ACM/IFIP/USENIX International Middleware Conference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on Nature Inspired Distributed Computing (NIDISC) / IEEE International Parallel &amp; Distributed Processing Symposium 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on Network and System Support for Games (NetGames) / SIGCOMM Conference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on Ontologies and their Applications (WONTO) / Brazilian Symposium on Artificial Intelligence (SBIA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on Ontologies as Software Engineering Artifacts / Annual ACM Conference on Object-Oriented Programming, Systems, Languages, and Applications (OOPSLA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on Reflective and Adaptive Middleware Systems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on Reflective and Adaptive Middleware Systems / ACM/IFIP/USENIX International Middleware Conference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on Semantics in Peer-to-Peer and Grid Computing (SemPGrid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on Software Engineering for Agent-Oriented Systems (SEAS) / Simpósio Brasileiro de Engenharia de Software (SBES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on Specification and Verification of Component-Based Systems (SAVCBS) / ACM SIGSOFT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on Token Based Computing (ToBaCo) / International Conference on Applications and Theory of Petri Nets (ICATPN)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sobre Algoritmos de Mineração de Dados (WAMD) / Simpósio <text:s/>Brasileiro de Banco de Dados (SBBD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sobre Educação em Computação (WEI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>
          <table:table-cell table:style-name="ce3" office:value-type="string">
            <text:p>CIÊNCIA DA COMPUTAÇÃO</text:p>
          </table:table-cell>
          <table:table-cell table:style-name="ce3" office:value-type="string">
            <text:p>Workshop sobre Informática na Escola (WIE)</text:p>
          </table:table-cell>
          <table:table-cell office:value-type="string">
            <text:p>C</text:p>
          </table:table-cell>
          <table:table-cell office:value-type="string">
            <text:p>N</text:p>
          </table:table-cell>
          <table:table-cell table:style-name="ce3" table:number-columns-repeated="1020"/>
        </table:table-row>
        <table:table-row table:style-name="ro5" table:number-rows-repeated="129">
          <table:table-cell table:style-name="ce3" table:number-columns-repeated="1024"/>
        </table:table-row>
        <table:table-row table:style-name="ro4" table:number-rows-repeated="104638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2" table:style-name="ta2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1020" table:default-cell-style-name="Default"/>
        <table:table-row table:style-name="ro6" table:number-rows-repeated="334">
          <table:table-cell table:number-columns-repeated="1024"/>
        </table:table-row>
        <table:table-row table:style-name="ro6">
          <table:table-cell table:style-name="ce11"/>
          <table:table-cell table:style-name="ce12"/>
          <table:table-cell table:style-name="ce13" table:number-columns-repeated="2"/>
          <table:table-cell table:style-name="ce11" table:number-columns-repeated="1020"/>
        </table:table-row>
        <table:table-row table:style-name="ro6" table:number-rows-repeated="10482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lan3" table:style-name="ta3" table:print="false">
        <office:forms form:automatic-focus="false" form:apply-design-mode="false"/>
        <table:table-column table:style-name="co5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Excel_BuiltIn__FilterDatabase_1" table:base-cell-address="$Plan1.$A$1" table:cell-range-address="$Plan1.$A$2:.$D$1431"/>
      </table:named-expressions>
      <table:database-ranges>
        <table:database-range table:name="Excel_BuiltIn__FilterDatabase_1" table:target-range-address="Plan1.A2:Plan1.D143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R$ </number:text>
      <number:number number:decimal-places="0" number:min-integer-digits="1" number:grouping="true"/>
      <number:text> </number:text>
    </number:number-style>
    <number:number-style style:name="N116">
      <number:text>(R$ 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R$ </number:text>
      <number:number number:decimal-places="2" number:min-integer-digits="1" number:grouping="true"/>
      <number:text> </number:text>
    </number:number-style>
    <number:number-style style:name="N118">
      <number:text>(R$ 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R$ </number:text>
      <number:number number:decimal-places="0" number:min-integer-digits="1" number:grouping="true"/>
      <number:text> </number:text>
    </number:number-style>
    <number:number-style style:name="N121P1" style:volatile="true">
      <number:text> R$ (</number:text>
      <number:number number:decimal-places="0" number:min-integer-digits="1" number:grouping="true"/>
      <number:text>)</number:text>
    </number:number-style>
    <number:number-style style:name="N121P2" style:volatile="true">
      <number:text> R$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number number:decimal-places="2" number:min-integer-digits="1" number:grouping="true"/>
      <number:text> </number:text>
    </number:number-style>
    <number:number-style style:name="N123P1" style:volatile="true">
      <number:text> R$ (</number:text>
      <number:number number:decimal-places="2" number:min-integer-digits="1" number:grouping="true"/>
      <number:text>)</number:text>
    </number:number-style>
    <number:number-style style:name="N123P2" style:volatile="true">
      <number:text> R$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3">03/03/2010</text:date>, <text:time>14:19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ia Fátima Bezerra F. Lima</meta:initial-creator>
    <meta:creation-date>2006-11-20T15:51:05</meta:creation-date>
    <dc:creator>Marcosm</dc:creator>
    <dc:date>2007-01-18T09:16:34</dc:date>
    <meta:print-date>2006-11-21T15:28:06</meta:print-date>
    <meta:document-statistic meta:table-count="3" meta:cell-count="8241" meta:object-count="0"/>
    <meta:generator>OpenOffice.org/3.1$Unix OpenOffice.org_project/310m19$Build-9420</meta:generator>
  </office:meta>
</office:document-meta>
</file>